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80.79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402277" calcext:value-type="float">
            <text:p>402277</text:p>
          </table:table-cell>
        </table:table-row>
        <table:table-row table:style-name="ro1">
          <table:table-cell/>
          <table:table-cell office:value-type="float" office:value="340636" calcext:value-type="float">
            <text:p>340636</text:p>
          </table:table-cell>
        </table:table-row>
        <table:table-row table:style-name="ro1">
          <table:table-cell/>
          <table:table-cell office:value-type="float" office:value="328263" calcext:value-type="float">
            <text:p>328263</text:p>
          </table:table-cell>
        </table:table-row>
        <table:table-row table:style-name="ro1">
          <table:table-cell/>
          <table:table-cell office:value-type="float" office:value="597508" calcext:value-type="float">
            <text:p>597508</text:p>
          </table:table-cell>
        </table:table-row>
        <table:table-row table:style-name="ro1">
          <table:table-cell/>
          <table:table-cell office:value-type="float" office:value="812651" calcext:value-type="float">
            <text:p>812651</text:p>
          </table:table-cell>
        </table:table-row>
        <table:table-row table:style-name="ro1">
          <table:table-cell/>
          <table:table-cell office:value-type="float" office:value="716171" calcext:value-type="float">
            <text:p>716171</text:p>
          </table:table-cell>
        </table:table-row>
        <table:table-row table:style-name="ro1">
          <table:table-cell/>
          <table:table-cell office:value-type="float" office:value="697570" calcext:value-type="float">
            <text:p>697570</text:p>
          </table:table-cell>
        </table:table-row>
        <table:table-row table:style-name="ro1">
          <table:table-cell/>
          <table:table-cell office:value-type="float" office:value="710611" calcext:value-type="float">
            <text:p>710611</text:p>
          </table:table-cell>
        </table:table-row>
        <table:table-row table:style-name="ro1">
          <table:table-cell/>
          <table:table-cell office:value-type="float" office:value="698167" calcext:value-type="float">
            <text:p>698167</text:p>
          </table:table-cell>
        </table:table-row>
        <table:table-row table:style-name="ro1">
          <table:table-cell/>
          <table:table-cell office:value-type="float" office:value="720277" calcext:value-type="float">
            <text:p>720277</text:p>
          </table:table-cell>
        </table:table-row>
        <table:table-row table:style-name="ro1">
          <table:table-cell/>
          <table:table-cell office:value-type="float" office:value="845011" calcext:value-type="float">
            <text:p>845011</text:p>
          </table:table-cell>
        </table:table-row>
        <table:table-row table:style-name="ro1">
          <table:table-cell/>
          <table:table-cell office:value-type="float" office:value="705448" calcext:value-type="float">
            <text:p>705448</text:p>
          </table:table-cell>
        </table:table-row>
        <table:table-row table:style-name="ro1">
          <table:table-cell/>
          <table:table-cell office:value-type="float" office:value="748488" calcext:value-type="float">
            <text:p>748488</text:p>
          </table:table-cell>
        </table:table-row>
        <table:table-row table:style-name="ro1">
          <table:table-cell/>
          <table:table-cell office:value-type="float" office:value="738273" calcext:value-type="float">
            <text:p>738273</text:p>
          </table:table-cell>
        </table:table-row>
        <table:table-row table:style-name="ro1">
          <table:table-cell/>
          <table:table-cell office:value-type="float" office:value="809877" calcext:value-type="float">
            <text:p>809877</text:p>
          </table:table-cell>
        </table:table-row>
        <table:table-row table:style-name="ro1">
          <table:table-cell/>
          <table:table-cell office:value-type="float" office:value="704415" calcext:value-type="float">
            <text:p>704415</text:p>
          </table:table-cell>
        </table:table-row>
        <table:table-row table:style-name="ro1">
          <table:table-cell/>
          <table:table-cell office:value-type="float" office:value="759365" calcext:value-type="float">
            <text:p>759365</text:p>
          </table:table-cell>
        </table:table-row>
        <table:table-row table:style-name="ro1">
          <table:table-cell/>
          <table:table-cell office:value-type="float" office:value="882248" calcext:value-type="float">
            <text:p>882248</text:p>
          </table:table-cell>
        </table:table-row>
        <table:table-row table:style-name="ro1">
          <table:table-cell/>
          <table:table-cell office:value-type="float" office:value="914518" calcext:value-type="float">
            <text:p>914518</text:p>
          </table:table-cell>
        </table:table-row>
        <table:table-row table:style-name="ro1">
          <table:table-cell/>
          <table:table-cell office:value-type="float" office:value="895668" calcext:value-type="float">
            <text:p>895668</text:p>
          </table:table-cell>
        </table:table-row>
        <table:table-row table:style-name="ro1">
          <table:table-cell/>
          <table:table-cell office:value-type="float" office:value="960477" calcext:value-type="float">
            <text:p>960477</text:p>
          </table:table-cell>
        </table:table-row>
        <table:table-row table:style-name="ro1">
          <table:table-cell/>
          <table:table-cell office:value-type="float" office:value="966796" calcext:value-type="float">
            <text:p>966796</text:p>
          </table:table-cell>
        </table:table-row>
        <table:table-row table:style-name="ro1">
          <table:table-cell/>
          <table:table-cell office:value-type="float" office:value="895652" calcext:value-type="float">
            <text:p>895652</text:p>
          </table:table-cell>
        </table:table-row>
        <table:table-row table:style-name="ro1">
          <table:table-cell/>
          <table:table-cell office:value-type="float" office:value="853530" calcext:value-type="float">
            <text:p>853530</text:p>
          </table:table-cell>
        </table:table-row>
        <table:table-row table:style-name="ro1">
          <table:table-cell/>
          <table:table-cell office:value-type="float" office:value="702195" calcext:value-type="float">
            <text:p>702195</text:p>
          </table:table-cell>
        </table:table-row>
        <table:table-row table:style-name="ro1">
          <table:table-cell/>
          <table:table-cell office:value-type="float" office:value="704354" calcext:value-type="float">
            <text:p>704354</text:p>
          </table:table-cell>
        </table:table-row>
        <table:table-row table:style-name="ro1">
          <table:table-cell/>
          <table:table-cell office:value-type="float" office:value="699107" calcext:value-type="float">
            <text:p>699107</text:p>
          </table:table-cell>
        </table:table-row>
        <table:table-row table:style-name="ro1">
          <table:table-cell/>
          <table:table-cell office:value-type="float" office:value="724710" calcext:value-type="float">
            <text:p>724710</text:p>
          </table:table-cell>
        </table:table-row>
        <table:table-row table:style-name="ro1">
          <table:table-cell/>
          <table:table-cell office:value-type="float" office:value="703159" calcext:value-type="float">
            <text:p>703159</text:p>
          </table:table-cell>
        </table:table-row>
        <table:table-row table:style-name="ro1">
          <table:table-cell/>
          <table:table-cell office:value-type="float" office:value="712879" calcext:value-type="float">
            <text:p>712879</text:p>
          </table:table-cell>
        </table:table-row>
        <table:table-row table:style-name="ro1">
          <table:table-cell/>
          <table:table-cell office:value-type="float" office:value="702469" calcext:value-type="float">
            <text:p>702469</text:p>
          </table:table-cell>
        </table:table-row>
        <table:table-row table:style-name="ro1">
          <table:table-cell/>
          <table:table-cell office:value-type="float" office:value="767739" calcext:value-type="float">
            <text:p>767739</text:p>
          </table:table-cell>
        </table:table-row>
        <table:table-row table:style-name="ro1">
          <table:table-cell/>
          <table:table-cell office:value-type="float" office:value="694476" calcext:value-type="float">
            <text:p>694476</text:p>
          </table:table-cell>
        </table:table-row>
        <table:table-row table:style-name="ro1">
          <table:table-cell/>
          <table:table-cell office:value-type="float" office:value="702373" calcext:value-type="float">
            <text:p>702373</text:p>
          </table:table-cell>
        </table:table-row>
        <table:table-row table:style-name="ro1">
          <table:table-cell/>
          <table:table-cell office:value-type="float" office:value="697878" calcext:value-type="float">
            <text:p>697878</text:p>
          </table:table-cell>
        </table:table-row>
        <table:table-row table:style-name="ro1">
          <table:table-cell/>
          <table:table-cell office:value-type="float" office:value="702410" calcext:value-type="float">
            <text:p>702410</text:p>
          </table:table-cell>
        </table:table-row>
        <table:table-row table:style-name="ro1">
          <table:table-cell/>
          <table:table-cell office:value-type="float" office:value="699588" calcext:value-type="float">
            <text:p>699588</text:p>
          </table:table-cell>
        </table:table-row>
        <table:table-row table:style-name="ro1">
          <table:table-cell/>
          <table:table-cell office:value-type="float" office:value="694047" calcext:value-type="float">
            <text:p>694047</text:p>
          </table:table-cell>
        </table:table-row>
        <table:table-row table:style-name="ro1">
          <table:table-cell/>
          <table:table-cell office:value-type="float" office:value="704567" calcext:value-type="float">
            <text:p>704567</text:p>
          </table:table-cell>
        </table:table-row>
        <table:table-row table:style-name="ro1">
          <table:table-cell/>
          <table:table-cell office:value-type="float" office:value="697440" calcext:value-type="float">
            <text:p>697440</text:p>
          </table:table-cell>
        </table:table-row>
        <table:table-row table:style-name="ro1">
          <table:table-cell/>
          <table:table-cell office:value-type="float" office:value="698643" calcext:value-type="float">
            <text:p>698643</text:p>
          </table:table-cell>
        </table:table-row>
        <table:table-row table:style-name="ro1">
          <table:table-cell/>
          <table:table-cell office:value-type="float" office:value="755204" calcext:value-type="float">
            <text:p>755204</text:p>
          </table:table-cell>
        </table:table-row>
        <table:table-row table:style-name="ro1">
          <table:table-cell/>
          <table:table-cell office:value-type="float" office:value="811147" calcext:value-type="float">
            <text:p>811147</text:p>
          </table:table-cell>
        </table:table-row>
        <table:table-row table:style-name="ro1">
          <table:table-cell/>
          <table:table-cell office:value-type="float" office:value="833330" calcext:value-type="float">
            <text:p>833330</text:p>
          </table:table-cell>
        </table:table-row>
        <table:table-row table:style-name="ro1">
          <table:table-cell/>
          <table:table-cell office:value-type="float" office:value="698186" calcext:value-type="float">
            <text:p>698186</text:p>
          </table:table-cell>
        </table:table-row>
        <table:table-row table:style-name="ro1">
          <table:table-cell/>
          <table:table-cell office:value-type="float" office:value="699607" calcext:value-type="float">
            <text:p>699607</text:p>
          </table:table-cell>
        </table:table-row>
        <table:table-row table:style-name="ro1">
          <table:table-cell/>
          <table:table-cell office:value-type="float" office:value="746686" calcext:value-type="float">
            <text:p>746686</text:p>
          </table:table-cell>
        </table:table-row>
        <table:table-row table:style-name="ro1">
          <table:table-cell/>
          <table:table-cell office:value-type="float" office:value="736306" calcext:value-type="float">
            <text:p>736306</text:p>
          </table:table-cell>
        </table:table-row>
        <table:table-row table:style-name="ro1">
          <table:table-cell/>
          <table:table-cell office:value-type="float" office:value="706764" calcext:value-type="float">
            <text:p>706764</text:p>
          </table:table-cell>
        </table:table-row>
        <table:table-row table:style-name="ro1">
          <table:table-cell/>
          <table:table-cell office:value-type="float" office:value="695721" calcext:value-type="float">
            <text:p>695721</text:p>
          </table:table-cell>
        </table:table-row>
        <table:table-row table:style-name="ro1">
          <table:table-cell/>
          <table:table-cell office:value-type="float" office:value="704167" calcext:value-type="float">
            <text:p>704167</text:p>
          </table:table-cell>
        </table:table-row>
        <table:table-row table:style-name="ro1">
          <table:table-cell/>
          <table:table-cell office:value-type="float" office:value="697927" calcext:value-type="float">
            <text:p>697927</text:p>
          </table:table-cell>
        </table:table-row>
        <table:table-row table:style-name="ro1">
          <table:table-cell/>
          <table:table-cell office:value-type="float" office:value="813507" calcext:value-type="float">
            <text:p>813507</text:p>
          </table:table-cell>
        </table:table-row>
        <table:table-row table:style-name="ro1">
          <table:table-cell/>
          <table:table-cell office:value-type="float" office:value="751659" calcext:value-type="float">
            <text:p>751659</text:p>
          </table:table-cell>
        </table:table-row>
        <table:table-row table:style-name="ro1">
          <table:table-cell/>
          <table:table-cell office:value-type="float" office:value="699641" calcext:value-type="float">
            <text:p>699641</text:p>
          </table:table-cell>
        </table:table-row>
        <table:table-row table:style-name="ro1">
          <table:table-cell/>
          <table:table-cell office:value-type="float" office:value="699981" calcext:value-type="float">
            <text:p>699981</text:p>
          </table:table-cell>
        </table:table-row>
        <table:table-row table:style-name="ro1">
          <table:table-cell/>
          <table:table-cell office:value-type="float" office:value="694785" calcext:value-type="float">
            <text:p>694785</text:p>
          </table:table-cell>
        </table:table-row>
        <table:table-row table:style-name="ro1">
          <table:table-cell/>
          <table:table-cell office:value-type="float" office:value="694854" calcext:value-type="float">
            <text:p>694854</text:p>
          </table:table-cell>
        </table:table-row>
        <table:table-row table:style-name="ro1">
          <table:table-cell/>
          <table:table-cell office:value-type="float" office:value="695212" calcext:value-type="float">
            <text:p>695212</text:p>
          </table:table-cell>
        </table:table-row>
        <table:table-row table:style-name="ro1">
          <table:table-cell/>
          <table:table-cell office:value-type="float" office:value="850729" calcext:value-type="float">
            <text:p>850729</text:p>
          </table:table-cell>
        </table:table-row>
        <table:table-row table:style-name="ro1">
          <table:table-cell/>
          <table:table-cell office:value-type="float" office:value="801221" calcext:value-type="float">
            <text:p>801221</text:p>
          </table:table-cell>
        </table:table-row>
        <table:table-row table:style-name="ro1">
          <table:table-cell/>
          <table:table-cell office:value-type="float" office:value="740203" calcext:value-type="float">
            <text:p>740203</text:p>
          </table:table-cell>
        </table:table-row>
        <table:table-row table:style-name="ro1">
          <table:table-cell/>
          <table:table-cell office:value-type="float" office:value="810771" calcext:value-type="float">
            <text:p>810771</text:p>
          </table:table-cell>
        </table:table-row>
        <table:table-row table:style-name="ro1">
          <table:table-cell/>
          <table:table-cell office:value-type="float" office:value="829490" calcext:value-type="float">
            <text:p>829490</text:p>
          </table:table-cell>
        </table:table-row>
        <table:table-row table:style-name="ro1">
          <table:table-cell/>
          <table:table-cell office:value-type="float" office:value="754735" calcext:value-type="float">
            <text:p>754735</text:p>
          </table:table-cell>
        </table:table-row>
        <table:table-row table:style-name="ro1">
          <table:table-cell/>
          <table:table-cell office:value-type="float" office:value="715884" calcext:value-type="float">
            <text:p>715884</text:p>
          </table:table-cell>
        </table:table-row>
        <table:table-row table:style-name="ro1">
          <table:table-cell/>
          <table:table-cell office:value-type="float" office:value="709352" calcext:value-type="float">
            <text:p>709352</text:p>
          </table:table-cell>
        </table:table-row>
        <table:table-row table:style-name="ro1">
          <table:table-cell/>
          <table:table-cell office:value-type="float" office:value="754223" calcext:value-type="float">
            <text:p>754223</text:p>
          </table:table-cell>
        </table:table-row>
        <table:table-row table:style-name="ro1">
          <table:table-cell/>
          <table:table-cell office:value-type="float" office:value="701557" calcext:value-type="float">
            <text:p>701557</text:p>
          </table:table-cell>
        </table:table-row>
        <table:table-row table:style-name="ro1">
          <table:table-cell/>
          <table:table-cell office:value-type="float" office:value="701550" calcext:value-type="float">
            <text:p>701550</text:p>
          </table:table-cell>
        </table:table-row>
        <table:table-row table:style-name="ro1">
          <table:table-cell/>
          <table:table-cell office:value-type="float" office:value="694164" calcext:value-type="float">
            <text:p>694164</text:p>
          </table:table-cell>
        </table:table-row>
        <table:table-row table:style-name="ro1">
          <table:table-cell/>
          <table:table-cell office:value-type="float" office:value="740541" calcext:value-type="float">
            <text:p>740541</text:p>
          </table:table-cell>
        </table:table-row>
        <table:table-row table:style-name="ro1">
          <table:table-cell/>
          <table:table-cell office:value-type="float" office:value="697055" calcext:value-type="float">
            <text:p>697055</text:p>
          </table:table-cell>
        </table:table-row>
        <table:table-row table:style-name="ro1">
          <table:table-cell/>
          <table:table-cell office:value-type="float" office:value="714241" calcext:value-type="float">
            <text:p>714241</text:p>
          </table:table-cell>
        </table:table-row>
        <table:table-row table:style-name="ro1">
          <table:table-cell/>
          <table:table-cell office:value-type="float" office:value="752968" calcext:value-type="float">
            <text:p>752968</text:p>
          </table:table-cell>
        </table:table-row>
        <table:table-row table:style-name="ro1">
          <table:table-cell/>
          <table:table-cell office:value-type="float" office:value="701310" calcext:value-type="float">
            <text:p>701310</text:p>
          </table:table-cell>
        </table:table-row>
        <table:table-row table:style-name="ro1">
          <table:table-cell/>
          <table:table-cell office:value-type="float" office:value="711625" calcext:value-type="float">
            <text:p>711625</text:p>
          </table:table-cell>
        </table:table-row>
        <table:table-row table:style-name="ro1">
          <table:table-cell/>
          <table:table-cell office:value-type="float" office:value="705354" calcext:value-type="float">
            <text:p>705354</text:p>
          </table:table-cell>
        </table:table-row>
        <table:table-row table:style-name="ro1">
          <table:table-cell/>
          <table:table-cell office:value-type="float" office:value="699202" calcext:value-type="float">
            <text:p>699202</text:p>
          </table:table-cell>
        </table:table-row>
        <table:table-row table:style-name="ro1">
          <table:table-cell/>
          <table:table-cell office:value-type="float" office:value="704301" calcext:value-type="float">
            <text:p>704301</text:p>
          </table:table-cell>
        </table:table-row>
        <table:table-row table:style-name="ro1">
          <table:table-cell/>
          <table:table-cell office:value-type="float" office:value="702975" calcext:value-type="float">
            <text:p>702975</text:p>
          </table:table-cell>
        </table:table-row>
        <table:table-row table:style-name="ro1">
          <table:table-cell/>
          <table:table-cell office:value-type="float" office:value="751169" calcext:value-type="float">
            <text:p>751169</text:p>
          </table:table-cell>
        </table:table-row>
        <table:table-row table:style-name="ro1">
          <table:table-cell/>
          <table:table-cell office:value-type="float" office:value="693713" calcext:value-type="float">
            <text:p>693713</text:p>
          </table:table-cell>
        </table:table-row>
        <table:table-row table:style-name="ro1">
          <table:table-cell/>
          <table:table-cell office:value-type="float" office:value="741058" calcext:value-type="float">
            <text:p>741058</text:p>
          </table:table-cell>
        </table:table-row>
        <table:table-row table:style-name="ro1">
          <table:table-cell/>
          <table:table-cell office:value-type="float" office:value="711940" calcext:value-type="float">
            <text:p>711940</text:p>
          </table:table-cell>
        </table:table-row>
        <table:table-row table:style-name="ro1">
          <table:table-cell/>
          <table:table-cell office:value-type="float" office:value="743009" calcext:value-type="float">
            <text:p>743009</text:p>
          </table:table-cell>
        </table:table-row>
        <table:table-row table:style-name="ro1">
          <table:table-cell/>
          <table:table-cell office:value-type="float" office:value="698499" calcext:value-type="float">
            <text:p>698499</text:p>
          </table:table-cell>
        </table:table-row>
        <table:table-row table:style-name="ro1">
          <table:table-cell/>
          <table:table-cell office:value-type="float" office:value="716889" calcext:value-type="float">
            <text:p>716889</text:p>
          </table:table-cell>
        </table:table-row>
        <table:table-row table:style-name="ro1">
          <table:table-cell/>
          <table:table-cell office:value-type="float" office:value="736408" calcext:value-type="float">
            <text:p>736408</text:p>
          </table:table-cell>
        </table:table-row>
        <table:table-row table:style-name="ro1">
          <table:table-cell/>
          <table:table-cell office:value-type="float" office:value="713163" calcext:value-type="float">
            <text:p>713163</text:p>
          </table:table-cell>
        </table:table-row>
        <table:table-row table:style-name="ro1">
          <table:table-cell/>
          <table:table-cell office:value-type="float" office:value="707350" calcext:value-type="float">
            <text:p>707350</text:p>
          </table:table-cell>
        </table:table-row>
        <table:table-row table:style-name="ro1">
          <table:table-cell/>
          <table:table-cell office:value-type="float" office:value="699283" calcext:value-type="float">
            <text:p>699283</text:p>
          </table:table-cell>
        </table:table-row>
        <table:table-row table:style-name="ro1">
          <table:table-cell/>
          <table:table-cell office:value-type="float" office:value="816638" calcext:value-type="float">
            <text:p>816638</text:p>
          </table:table-cell>
        </table:table-row>
        <table:table-row table:style-name="ro1">
          <table:table-cell/>
          <table:table-cell office:value-type="float" office:value="945967" calcext:value-type="float">
            <text:p>945967</text:p>
          </table:table-cell>
        </table:table-row>
        <table:table-row table:style-name="ro1">
          <table:table-cell/>
          <table:table-cell office:value-type="float" office:value="780356" calcext:value-type="float">
            <text:p>780356</text:p>
          </table:table-cell>
        </table:table-row>
        <table:table-row table:style-name="ro1">
          <table:table-cell/>
          <table:table-cell office:value-type="float" office:value="697281" calcext:value-type="float">
            <text:p>697281</text:p>
          </table:table-cell>
        </table:table-row>
        <table:table-row table:style-name="ro1">
          <table:table-cell/>
          <table:table-cell office:value-type="float" office:value="704932" calcext:value-type="float">
            <text:p>704932</text:p>
          </table:table-cell>
        </table:table-row>
        <table:table-row table:style-name="ro1">
          <table:table-cell/>
          <table:table-cell office:value-type="float" office:value="711269" calcext:value-type="float">
            <text:p>711269</text:p>
          </table:table-cell>
        </table:table-row>
        <table:table-row table:style-name="ro1">
          <table:table-cell/>
          <table:table-cell office:value-type="float" office:value="697761" calcext:value-type="float">
            <text:p>697761</text:p>
          </table:table-cell>
        </table:table-row>
        <table:table-row table:style-name="ro1">
          <table:table-cell/>
          <table:table-cell office:value-type="float" office:value="704997" calcext:value-type="float">
            <text:p>704997</text:p>
          </table:table-cell>
        </table:table-row>
        <table:table-row table:style-name="ro1">
          <table:table-cell/>
          <table:table-cell office:value-type="float" office:value="743685" calcext:value-type="float">
            <text:p>743685</text:p>
          </table:table-cell>
        </table:table-row>
        <table:table-row table:style-name="ro1">
          <table:table-cell/>
          <table:table-cell office:value-type="float" office:value="855528" calcext:value-type="float">
            <text:p>855528</text:p>
          </table:table-cell>
        </table:table-row>
        <table:table-row table:style-name="ro1">
          <table:table-cell/>
          <table:table-cell office:value-type="float" office:value="816760" calcext:value-type="float">
            <text:p>816760</text:p>
          </table:table-cell>
        </table:table-row>
        <table:table-row table:style-name="ro1">
          <table:table-cell/>
          <table:table-cell office:value-type="float" office:value="810466" calcext:value-type="float">
            <text:p>810466</text:p>
          </table:table-cell>
        </table:table-row>
        <table:table-row table:style-name="ro1">
          <table:table-cell/>
          <table:table-cell office:value-type="float" office:value="1013200" calcext:value-type="float">
            <text:p>1013200</text:p>
          </table:table-cell>
        </table:table-row>
        <table:table-row table:style-name="ro1">
          <table:table-cell/>
          <table:table-cell office:value-type="float" office:value="1080873" calcext:value-type="float">
            <text:p>1080873</text:p>
          </table:table-cell>
        </table:table-row>
        <table:table-row table:style-name="ro1">
          <table:table-cell/>
          <table:table-cell office:value-type="float" office:value="1029770" calcext:value-type="float">
            <text:p>1029770</text:p>
          </table:table-cell>
        </table:table-row>
        <table:table-row table:style-name="ro1">
          <table:table-cell/>
          <table:table-cell office:value-type="float" office:value="951231" calcext:value-type="float">
            <text:p>951231</text:p>
          </table:table-cell>
        </table:table-row>
        <table:table-row table:style-name="ro1">
          <table:table-cell/>
          <table:table-cell office:value-type="float" office:value="851026" calcext:value-type="float">
            <text:p>851026</text:p>
          </table:table-cell>
        </table:table-row>
        <table:table-row table:style-name="ro1">
          <table:table-cell/>
          <table:table-cell office:value-type="float" office:value="988708" calcext:value-type="float">
            <text:p>988708</text:p>
          </table:table-cell>
        </table:table-row>
        <table:table-row table:style-name="ro1">
          <table:table-cell/>
          <table:table-cell office:value-type="float" office:value="1048521" calcext:value-type="float">
            <text:p>1048521</text:p>
          </table:table-cell>
        </table:table-row>
        <table:table-row table:style-name="ro1">
          <table:table-cell/>
          <table:table-cell office:value-type="float" office:value="872046" calcext:value-type="float">
            <text:p>872046</text:p>
          </table:table-cell>
        </table:table-row>
        <table:table-row table:style-name="ro1">
          <table:table-cell/>
          <table:table-cell office:value-type="float" office:value="799333" calcext:value-type="float">
            <text:p>799333</text:p>
          </table:table-cell>
        </table:table-row>
        <table:table-row table:style-name="ro1">
          <table:table-cell/>
          <table:table-cell office:value-type="float" office:value="862047" calcext:value-type="float">
            <text:p>862047</text:p>
          </table:table-cell>
        </table:table-row>
        <table:table-row table:style-name="ro1">
          <table:table-cell/>
          <table:table-cell office:value-type="float" office:value="860678" calcext:value-type="float">
            <text:p>860678</text:p>
          </table:table-cell>
        </table:table-row>
        <table:table-row table:style-name="ro1">
          <table:table-cell/>
          <table:table-cell office:value-type="float" office:value="1116903" calcext:value-type="float">
            <text:p>1116903</text:p>
          </table:table-cell>
        </table:table-row>
        <table:table-row table:style-name="ro1">
          <table:table-cell/>
          <table:table-cell office:value-type="float" office:value="996586" calcext:value-type="float">
            <text:p>996586</text:p>
          </table:table-cell>
        </table:table-row>
        <table:table-row table:style-name="ro1">
          <table:table-cell/>
          <table:table-cell office:value-type="float" office:value="812974" calcext:value-type="float">
            <text:p>812974</text:p>
          </table:table-cell>
        </table:table-row>
        <table:table-row table:style-name="ro1">
          <table:table-cell/>
          <table:table-cell office:value-type="float" office:value="816979" calcext:value-type="float">
            <text:p>816979</text:p>
          </table:table-cell>
        </table:table-row>
        <table:table-row table:style-name="ro1">
          <table:table-cell/>
          <table:table-cell office:value-type="float" office:value="885971" calcext:value-type="float">
            <text:p>885971</text:p>
          </table:table-cell>
        </table:table-row>
        <table:table-row table:style-name="ro1">
          <table:table-cell/>
          <table:table-cell office:value-type="float" office:value="844718" calcext:value-type="float">
            <text:p>844718</text:p>
          </table:table-cell>
        </table:table-row>
        <table:table-row table:style-name="ro1">
          <table:table-cell/>
          <table:table-cell office:value-type="float" office:value="984976" calcext:value-type="float">
            <text:p>984976</text:p>
          </table:table-cell>
        </table:table-row>
        <table:table-row table:style-name="ro1">
          <table:table-cell/>
          <table:table-cell office:value-type="float" office:value="1120648" calcext:value-type="float">
            <text:p>1120648</text:p>
          </table:table-cell>
        </table:table-row>
        <table:table-row table:style-name="ro1">
          <table:table-cell/>
          <table:table-cell office:value-type="float" office:value="1041488" calcext:value-type="float">
            <text:p>1041488</text:p>
          </table:table-cell>
        </table:table-row>
        <table:table-row table:style-name="ro1">
          <table:table-cell/>
          <table:table-cell office:value-type="float" office:value="1028583" calcext:value-type="float">
            <text:p>1028583</text:p>
          </table:table-cell>
        </table:table-row>
        <table:table-row table:style-name="ro1">
          <table:table-cell/>
          <table:table-cell office:value-type="float" office:value="974223" calcext:value-type="float">
            <text:p>974223</text:p>
          </table:table-cell>
        </table:table-row>
        <table:table-row table:style-name="ro1">
          <table:table-cell/>
          <table:table-cell office:value-type="float" office:value="846404" calcext:value-type="float">
            <text:p>846404</text:p>
          </table:table-cell>
        </table:table-row>
        <table:table-row table:style-name="ro1">
          <table:table-cell/>
          <table:table-cell office:value-type="float" office:value="799587" calcext:value-type="float">
            <text:p>799587</text:p>
          </table:table-cell>
        </table:table-row>
        <table:table-row table:style-name="ro1">
          <table:table-cell/>
          <table:table-cell office:value-type="float" office:value="835283" calcext:value-type="float">
            <text:p>835283</text:p>
          </table:table-cell>
        </table:table-row>
        <table:table-row table:style-name="ro1">
          <table:table-cell/>
          <table:table-cell office:value-type="float" office:value="802284" calcext:value-type="float">
            <text:p>802284</text:p>
          </table:table-cell>
        </table:table-row>
        <table:table-row table:style-name="ro1">
          <table:table-cell/>
          <table:table-cell office:value-type="float" office:value="796895" calcext:value-type="float">
            <text:p>796895</text:p>
          </table:table-cell>
        </table:table-row>
        <table:table-row table:style-name="ro1">
          <table:table-cell/>
          <table:table-cell office:value-type="float" office:value="878793" calcext:value-type="float">
            <text:p>878793</text:p>
          </table:table-cell>
        </table:table-row>
        <table:table-row table:style-name="ro1">
          <table:table-cell/>
          <table:table-cell office:value-type="float" office:value="790629" calcext:value-type="float">
            <text:p>790629</text:p>
          </table:table-cell>
        </table:table-row>
        <table:table-row table:style-name="ro1">
          <table:table-cell/>
          <table:table-cell office:value-type="float" office:value="792813" calcext:value-type="float">
            <text:p>792813</text:p>
          </table:table-cell>
        </table:table-row>
        <table:table-row table:style-name="ro1">
          <table:table-cell/>
          <table:table-cell office:value-type="float" office:value="811004" calcext:value-type="float">
            <text:p>811004</text:p>
          </table:table-cell>
        </table:table-row>
        <table:table-row table:style-name="ro1">
          <table:table-cell/>
          <table:table-cell office:value-type="float" office:value="838109" calcext:value-type="float">
            <text:p>838109</text:p>
          </table:table-cell>
        </table:table-row>
        <table:table-row table:style-name="ro1">
          <table:table-cell/>
          <table:table-cell office:value-type="float" office:value="789832" calcext:value-type="float">
            <text:p>789832</text:p>
          </table:table-cell>
        </table:table-row>
        <table:table-row table:style-name="ro1">
          <table:table-cell/>
          <table:table-cell office:value-type="float" office:value="785039" calcext:value-type="float">
            <text:p>785039</text:p>
          </table:table-cell>
        </table:table-row>
        <table:table-row table:style-name="ro1">
          <table:table-cell/>
          <table:table-cell office:value-type="float" office:value="843951" calcext:value-type="float">
            <text:p>843951</text:p>
          </table:table-cell>
        </table:table-row>
        <table:table-row table:style-name="ro1">
          <table:table-cell/>
          <table:table-cell office:value-type="float" office:value="791396" calcext:value-type="float">
            <text:p>791396</text:p>
          </table:table-cell>
        </table:table-row>
        <table:table-row table:style-name="ro1">
          <table:table-cell/>
          <table:table-cell office:value-type="float" office:value="798147" calcext:value-type="float">
            <text:p>798147</text:p>
          </table:table-cell>
        </table:table-row>
        <table:table-row table:style-name="ro1">
          <table:table-cell/>
          <table:table-cell office:value-type="float" office:value="801450" calcext:value-type="float">
            <text:p>801450</text:p>
          </table:table-cell>
        </table:table-row>
        <table:table-row table:style-name="ro1">
          <table:table-cell/>
          <table:table-cell office:value-type="float" office:value="795501" calcext:value-type="float">
            <text:p>795501</text:p>
          </table:table-cell>
        </table:table-row>
        <table:table-row table:style-name="ro1">
          <table:table-cell/>
          <table:table-cell office:value-type="float" office:value="797161" calcext:value-type="float">
            <text:p>797161</text:p>
          </table:table-cell>
        </table:table-row>
        <table:table-row table:style-name="ro1">
          <table:table-cell/>
          <table:table-cell office:value-type="float" office:value="797833" calcext:value-type="float">
            <text:p>797833</text:p>
          </table:table-cell>
        </table:table-row>
        <table:table-row table:style-name="ro1">
          <table:table-cell/>
          <table:table-cell office:value-type="float" office:value="803940" calcext:value-type="float">
            <text:p>803940</text:p>
          </table:table-cell>
        </table:table-row>
        <table:table-row table:style-name="ro1">
          <table:table-cell/>
          <table:table-cell office:value-type="float" office:value="792166" calcext:value-type="float">
            <text:p>792166</text:p>
          </table:table-cell>
        </table:table-row>
        <table:table-row table:style-name="ro1">
          <table:table-cell/>
          <table:table-cell office:value-type="float" office:value="789930" calcext:value-type="float">
            <text:p>789930</text:p>
          </table:table-cell>
        </table:table-row>
        <table:table-row table:style-name="ro1">
          <table:table-cell/>
          <table:table-cell office:value-type="float" office:value="858774" calcext:value-type="float">
            <text:p>858774</text:p>
          </table:table-cell>
        </table:table-row>
        <table:table-row table:style-name="ro1">
          <table:table-cell/>
          <table:table-cell office:value-type="float" office:value="800145" calcext:value-type="float">
            <text:p>800145</text:p>
          </table:table-cell>
        </table:table-row>
        <table:table-row table:style-name="ro1">
          <table:table-cell/>
          <table:table-cell office:value-type="float" office:value="827644" calcext:value-type="float">
            <text:p>827644</text:p>
          </table:table-cell>
        </table:table-row>
        <table:table-row table:style-name="ro1">
          <table:table-cell/>
          <table:table-cell office:value-type="float" office:value="855378" calcext:value-type="float">
            <text:p>855378</text:p>
          </table:table-cell>
        </table:table-row>
        <table:table-row table:style-name="ro1">
          <table:table-cell/>
          <table:table-cell office:value-type="float" office:value="989569" calcext:value-type="float">
            <text:p>989569</text:p>
          </table:table-cell>
        </table:table-row>
        <table:table-row table:style-name="ro1">
          <table:table-cell/>
          <table:table-cell office:value-type="float" office:value="1080159" calcext:value-type="float">
            <text:p>1080159</text:p>
          </table:table-cell>
        </table:table-row>
        <table:table-row table:style-name="ro1">
          <table:table-cell/>
          <table:table-cell office:value-type="float" office:value="1093543" calcext:value-type="float">
            <text:p>1093543</text:p>
          </table:table-cell>
        </table:table-row>
        <table:table-row table:style-name="ro1">
          <table:table-cell/>
          <table:table-cell office:value-type="float" office:value="914542" calcext:value-type="float">
            <text:p>914542</text:p>
          </table:table-cell>
        </table:table-row>
        <table:table-row table:style-name="ro1">
          <table:table-cell/>
          <table:table-cell office:value-type="float" office:value="795592" calcext:value-type="float">
            <text:p>795592</text:p>
          </table:table-cell>
        </table:table-row>
        <table:table-row table:style-name="ro1">
          <table:table-cell/>
          <table:table-cell office:value-type="float" office:value="804306" calcext:value-type="float">
            <text:p>804306</text:p>
          </table:table-cell>
        </table:table-row>
        <table:table-row table:style-name="ro1">
          <table:table-cell/>
          <table:table-cell office:value-type="float" office:value="798112" calcext:value-type="float">
            <text:p>798112</text:p>
          </table:table-cell>
        </table:table-row>
        <table:table-row table:style-name="ro1">
          <table:table-cell/>
          <table:table-cell office:value-type="float" office:value="793948" calcext:value-type="float">
            <text:p>793948</text:p>
          </table:table-cell>
        </table:table-row>
        <table:table-row table:style-name="ro1">
          <table:table-cell/>
          <table:table-cell office:value-type="float" office:value="795135" calcext:value-type="float">
            <text:p>795135</text:p>
          </table:table-cell>
        </table:table-row>
        <table:table-row table:style-name="ro1">
          <table:table-cell/>
          <table:table-cell office:value-type="float" office:value="791538" calcext:value-type="float">
            <text:p>791538</text:p>
          </table:table-cell>
        </table:table-row>
        <table:table-row table:style-name="ro1">
          <table:table-cell/>
          <table:table-cell office:value-type="float" office:value="816019" calcext:value-type="float">
            <text:p>816019</text:p>
          </table:table-cell>
        </table:table-row>
        <table:table-row table:style-name="ro1">
          <table:table-cell/>
          <table:table-cell office:value-type="float" office:value="883963" calcext:value-type="float">
            <text:p>883963</text:p>
          </table:table-cell>
        </table:table-row>
        <table:table-row table:style-name="ro1">
          <table:table-cell/>
          <table:table-cell office:value-type="float" office:value="882477" calcext:value-type="float">
            <text:p>882477</text:p>
          </table:table-cell>
        </table:table-row>
        <table:table-row table:style-name="ro1">
          <table:table-cell/>
          <table:table-cell office:value-type="float" office:value="814591" calcext:value-type="float">
            <text:p>814591</text:p>
          </table:table-cell>
        </table:table-row>
        <table:table-row table:style-name="ro1">
          <table:table-cell/>
          <table:table-cell office:value-type="float" office:value="848457" calcext:value-type="float">
            <text:p>848457</text:p>
          </table:table-cell>
        </table:table-row>
        <table:table-row table:style-name="ro1">
          <table:table-cell/>
          <table:table-cell office:value-type="float" office:value="807938" calcext:value-type="float">
            <text:p>807938</text:p>
          </table:table-cell>
        </table:table-row>
        <table:table-row table:style-name="ro1">
          <table:table-cell/>
          <table:table-cell office:value-type="float" office:value="805868" calcext:value-type="float">
            <text:p>805868</text:p>
          </table:table-cell>
        </table:table-row>
        <table:table-row table:style-name="ro1">
          <table:table-cell/>
          <table:table-cell office:value-type="float" office:value="796790" calcext:value-type="float">
            <text:p>796790</text:p>
          </table:table-cell>
        </table:table-row>
        <table:table-row table:style-name="ro1">
          <table:table-cell/>
          <table:table-cell office:value-type="float" office:value="800010" calcext:value-type="float">
            <text:p>800010</text:p>
          </table:table-cell>
        </table:table-row>
        <table:table-row table:style-name="ro1">
          <table:table-cell/>
          <table:table-cell office:value-type="float" office:value="800223" calcext:value-type="float">
            <text:p>800223</text:p>
          </table:table-cell>
        </table:table-row>
        <table:table-row table:style-name="ro1">
          <table:table-cell/>
          <table:table-cell office:value-type="float" office:value="796091" calcext:value-type="float">
            <text:p>796091</text:p>
          </table:table-cell>
        </table:table-row>
        <table:table-row table:style-name="ro1">
          <table:table-cell/>
          <table:table-cell office:value-type="float" office:value="799349" calcext:value-type="float">
            <text:p>799349</text:p>
          </table:table-cell>
        </table:table-row>
        <table:table-row table:style-name="ro1">
          <table:table-cell/>
          <table:table-cell office:value-type="float" office:value="848221" calcext:value-type="float">
            <text:p>848221</text:p>
          </table:table-cell>
        </table:table-row>
        <table:table-row table:style-name="ro1">
          <table:table-cell/>
          <table:table-cell office:value-type="float" office:value="863076" calcext:value-type="float">
            <text:p>863076</text:p>
          </table:table-cell>
        </table:table-row>
        <table:table-row table:style-name="ro1">
          <table:table-cell/>
          <table:table-cell office:value-type="float" office:value="835861" calcext:value-type="float">
            <text:p>835861</text:p>
          </table:table-cell>
        </table:table-row>
        <table:table-row table:style-name="ro1">
          <table:table-cell/>
          <table:table-cell office:value-type="float" office:value="801046" calcext:value-type="float">
            <text:p>801046</text:p>
          </table:table-cell>
        </table:table-row>
        <table:table-row table:style-name="ro1">
          <table:table-cell/>
          <table:table-cell office:value-type="float" office:value="864754" calcext:value-type="float">
            <text:p>864754</text:p>
          </table:table-cell>
        </table:table-row>
        <table:table-row table:style-name="ro1">
          <table:table-cell/>
          <table:table-cell office:value-type="float" office:value="808072" calcext:value-type="float">
            <text:p>808072</text:p>
          </table:table-cell>
        </table:table-row>
        <table:table-row table:style-name="ro1">
          <table:table-cell/>
          <table:table-cell office:value-type="float" office:value="850008" calcext:value-type="float">
            <text:p>850008</text:p>
          </table:table-cell>
        </table:table-row>
        <table:table-row table:style-name="ro1">
          <table:table-cell/>
          <table:table-cell office:value-type="float" office:value="793024" calcext:value-type="float">
            <text:p>793024</text:p>
          </table:table-cell>
        </table:table-row>
        <table:table-row table:style-name="ro1">
          <table:table-cell/>
          <table:table-cell office:value-type="float" office:value="819415" calcext:value-type="float">
            <text:p>819415</text:p>
          </table:table-cell>
        </table:table-row>
        <table:table-row table:style-name="ro1">
          <table:table-cell/>
          <table:table-cell office:value-type="float" office:value="822225" calcext:value-type="float">
            <text:p>822225</text:p>
          </table:table-cell>
        </table:table-row>
        <table:table-row table:style-name="ro1">
          <table:table-cell/>
          <table:table-cell office:value-type="float" office:value="856070" calcext:value-type="float">
            <text:p>856070</text:p>
          </table:table-cell>
        </table:table-row>
        <table:table-row table:style-name="ro1">
          <table:table-cell/>
          <table:table-cell office:value-type="float" office:value="841653" calcext:value-type="float">
            <text:p>841653</text:p>
          </table:table-cell>
        </table:table-row>
        <table:table-row table:style-name="ro1">
          <table:table-cell/>
          <table:table-cell office:value-type="float" office:value="915718" calcext:value-type="float">
            <text:p>915718</text:p>
          </table:table-cell>
        </table:table-row>
        <table:table-row table:style-name="ro1">
          <table:table-cell/>
          <table:table-cell office:value-type="float" office:value="842213" calcext:value-type="float">
            <text:p>842213</text:p>
          </table:table-cell>
        </table:table-row>
        <table:table-row table:style-name="ro1">
          <table:table-cell/>
          <table:table-cell office:value-type="float" office:value="816708" calcext:value-type="float">
            <text:p>816708</text:p>
          </table:table-cell>
        </table:table-row>
        <table:table-row table:style-name="ro1">
          <table:table-cell/>
          <table:table-cell office:value-type="float" office:value="804053" calcext:value-type="float">
            <text:p>804053</text:p>
          </table:table-cell>
        </table:table-row>
        <table:table-row table:style-name="ro1">
          <table:table-cell/>
          <table:table-cell office:value-type="float" office:value="803337" calcext:value-type="float">
            <text:p>803337</text:p>
          </table:table-cell>
        </table:table-row>
        <table:table-row table:style-name="ro1">
          <table:table-cell/>
          <table:table-cell office:value-type="float" office:value="801351" calcext:value-type="float">
            <text:p>801351</text:p>
          </table:table-cell>
        </table:table-row>
        <table:table-row table:style-name="ro1">
          <table:table-cell/>
          <table:table-cell office:value-type="float" office:value="871229" calcext:value-type="float">
            <text:p>871229</text:p>
          </table:table-cell>
        </table:table-row>
        <table:table-row table:style-name="ro1">
          <table:table-cell/>
          <table:table-cell office:value-type="float" office:value="912480" calcext:value-type="float">
            <text:p>912480</text:p>
          </table:table-cell>
        </table:table-row>
        <table:table-row table:style-name="ro1">
          <table:table-cell/>
          <table:table-cell office:value-type="float" office:value="902101" calcext:value-type="float">
            <text:p>902101</text:p>
          </table:table-cell>
        </table:table-row>
        <table:table-row table:style-name="ro1">
          <table:table-cell/>
          <table:table-cell office:value-type="float" office:value="847799" calcext:value-type="float">
            <text:p>847799</text:p>
          </table:table-cell>
        </table:table-row>
        <table:table-row table:style-name="ro1">
          <table:table-cell/>
          <table:table-cell office:value-type="float" office:value="849757" calcext:value-type="float">
            <text:p>849757</text:p>
          </table:table-cell>
        </table:table-row>
        <table:table-row table:style-name="ro1">
          <table:table-cell/>
          <table:table-cell office:value-type="float" office:value="790287" calcext:value-type="float">
            <text:p>790287</text:p>
          </table:table-cell>
        </table:table-row>
        <table:table-row table:style-name="ro1">
          <table:table-cell/>
          <table:table-cell office:value-type="float" office:value="852703" calcext:value-type="float">
            <text:p>852703</text:p>
          </table:table-cell>
        </table:table-row>
        <table:table-row table:style-name="ro1">
          <table:table-cell/>
          <table:table-cell office:value-type="float" office:value="868364" calcext:value-type="float">
            <text:p>868364</text:p>
          </table:table-cell>
        </table:table-row>
        <table:table-row table:style-name="ro1">
          <table:table-cell/>
          <table:table-cell office:value-type="float" office:value="803875" calcext:value-type="float">
            <text:p>803875</text:p>
          </table:table-cell>
        </table:table-row>
        <table:table-row table:style-name="ro1">
          <table:table-cell/>
          <table:table-cell office:value-type="float" office:value="829044" calcext:value-type="float">
            <text:p>829044</text:p>
          </table:table-cell>
        </table:table-row>
        <table:table-row table:style-name="ro1">
          <table:table-cell/>
          <table:table-cell office:value-type="float" office:value="859273" calcext:value-type="float">
            <text:p>859273</text:p>
          </table:table-cell>
        </table:table-row>
        <table:table-row table:style-name="ro1">
          <table:table-cell/>
          <table:table-cell office:value-type="float" office:value="886615" calcext:value-type="float">
            <text:p>886615</text:p>
          </table:table-cell>
        </table:table-row>
        <table:table-row table:style-name="ro1">
          <table:table-cell/>
          <table:table-cell office:value-type="float" office:value="843229" calcext:value-type="float">
            <text:p>843229</text:p>
          </table:table-cell>
        </table:table-row>
        <table:table-row table:style-name="ro1">
          <table:table-cell/>
          <table:table-cell office:value-type="float" office:value="836579" calcext:value-type="float">
            <text:p>836579</text:p>
          </table:table-cell>
        </table:table-row>
        <table:table-row table:style-name="ro1">
          <table:table-cell/>
          <table:table-cell office:value-type="float" office:value="793205" calcext:value-type="float">
            <text:p>793205</text:p>
          </table:table-cell>
        </table:table-row>
        <table:table-row table:style-name="ro1">
          <table:table-cell/>
          <table:table-cell office:value-type="float" office:value="806937" calcext:value-type="float">
            <text:p>806937</text:p>
          </table:table-cell>
        </table:table-row>
        <table:table-row table:style-name="ro1">
          <table:table-cell/>
          <table:table-cell office:value-type="float" office:value="795462" calcext:value-type="float">
            <text:p>795462</text:p>
          </table:table-cell>
        </table:table-row>
        <table:table-row table:style-name="ro1">
          <table:table-cell/>
          <table:table-cell office:value-type="float" office:value="808597" calcext:value-type="float">
            <text:p>808597</text:p>
          </table:table-cell>
        </table:table-row>
        <table:table-row table:style-name="ro1">
          <table:table-cell/>
          <table:table-cell office:value-type="float" office:value="803715" calcext:value-type="float">
            <text:p>803715</text:p>
          </table:table-cell>
        </table:table-row>
        <table:table-row table:style-name="ro1">
          <table:table-cell/>
          <table:table-cell office:value-type="float" office:value="857348" calcext:value-type="float">
            <text:p>857348</text:p>
          </table:table-cell>
        </table:table-row>
        <table:table-row table:style-name="ro1">
          <table:table-cell/>
          <table:table-cell office:value-type="float" office:value="851372" calcext:value-type="float">
            <text:p>851372</text:p>
          </table:table-cell>
        </table:table-row>
        <table:table-row table:style-name="ro1">
          <table:table-cell/>
          <table:table-cell office:value-type="float" office:value="850645" calcext:value-type="float">
            <text:p>850645</text:p>
          </table:table-cell>
        </table:table-row>
        <table:table-row table:style-name="ro1">
          <table:table-cell/>
          <table:table-cell office:value-type="float" office:value="847376" calcext:value-type="float">
            <text:p>847376</text:p>
          </table:table-cell>
        </table:table-row>
        <table:table-row table:style-name="ro1">
          <table:table-cell/>
          <table:table-cell office:value-type="float" office:value="807946" calcext:value-type="float">
            <text:p>807946</text:p>
          </table:table-cell>
        </table:table-row>
        <table:table-row table:style-name="ro1">
          <table:table-cell/>
          <table:table-cell office:value-type="float" office:value="791709" calcext:value-type="float">
            <text:p>791709</text:p>
          </table:table-cell>
        </table:table-row>
        <table:table-row table:style-name="ro1">
          <table:table-cell/>
          <table:table-cell office:value-type="float" office:value="795810" calcext:value-type="float">
            <text:p>795810</text:p>
          </table:table-cell>
        </table:table-row>
        <table:table-row table:style-name="ro1">
          <table:table-cell/>
          <table:table-cell office:value-type="float" office:value="850092" calcext:value-type="float">
            <text:p>850092</text:p>
          </table:table-cell>
        </table:table-row>
        <table:table-row table:style-name="ro1">
          <table:table-cell/>
          <table:table-cell office:value-type="float" office:value="799800" calcext:value-type="float">
            <text:p>799800</text:p>
          </table:table-cell>
        </table:table-row>
        <table:table-row table:style-name="ro1">
          <table:table-cell/>
          <table:table-cell office:value-type="float" office:value="845869" calcext:value-type="float">
            <text:p>845869</text:p>
          </table:table-cell>
        </table:table-row>
        <table:table-row table:style-name="ro1">
          <table:table-cell/>
          <table:table-cell office:value-type="float" office:value="886261" calcext:value-type="float">
            <text:p>886261</text:p>
          </table:table-cell>
        </table:table-row>
        <table:table-row table:style-name="ro1">
          <table:table-cell/>
          <table:table-cell office:value-type="float" office:value="845601" calcext:value-type="float">
            <text:p>845601</text:p>
          </table:table-cell>
        </table:table-row>
        <table:table-row table:style-name="ro1">
          <table:table-cell/>
          <table:table-cell office:value-type="float" office:value="858230" calcext:value-type="float">
            <text:p>858230</text:p>
          </table:table-cell>
        </table:table-row>
        <table:table-row table:style-name="ro1">
          <table:table-cell/>
          <table:table-cell office:value-type="float" office:value="817440" calcext:value-type="float">
            <text:p>817440</text:p>
          </table:table-cell>
        </table:table-row>
        <table:table-row table:style-name="ro1">
          <table:table-cell/>
          <table:table-cell office:value-type="float" office:value="799006" calcext:value-type="float">
            <text:p>799006</text:p>
          </table:table-cell>
        </table:table-row>
        <table:table-row table:style-name="ro1">
          <table:table-cell/>
          <table:table-cell office:value-type="float" office:value="801734" calcext:value-type="float">
            <text:p>801734</text:p>
          </table:table-cell>
        </table:table-row>
        <table:table-row table:style-name="ro1">
          <table:table-cell/>
          <table:table-cell office:value-type="float" office:value="852710" calcext:value-type="float">
            <text:p>852710</text:p>
          </table:table-cell>
        </table:table-row>
        <table:table-row table:style-name="ro1">
          <table:table-cell/>
          <table:table-cell office:value-type="float" office:value="798555" calcext:value-type="float">
            <text:p>798555</text:p>
          </table:table-cell>
        </table:table-row>
        <table:table-row table:style-name="ro1">
          <table:table-cell/>
          <table:table-cell office:value-type="float" office:value="847604" calcext:value-type="float">
            <text:p>847604</text:p>
          </table:table-cell>
        </table:table-row>
        <table:table-row table:style-name="ro1">
          <table:table-cell/>
          <table:table-cell office:value-type="float" office:value="845422" calcext:value-type="float">
            <text:p>845422</text:p>
          </table:table-cell>
        </table:table-row>
        <table:table-row table:style-name="ro1">
          <table:table-cell/>
          <table:table-cell office:value-type="float" office:value="844708" calcext:value-type="float">
            <text:p>844708</text:p>
          </table:table-cell>
        </table:table-row>
        <table:table-row table:style-name="ro1">
          <table:table-cell/>
          <table:table-cell office:value-type="float" office:value="893591" calcext:value-type="float">
            <text:p>893591</text:p>
          </table:table-cell>
        </table:table-row>
        <table:table-row table:style-name="ro1">
          <table:table-cell/>
          <table:table-cell office:value-type="float" office:value="1111357" calcext:value-type="float">
            <text:p>1111357</text:p>
          </table:table-cell>
        </table:table-row>
        <table:table-row table:style-name="ro1">
          <table:table-cell/>
          <table:table-cell office:value-type="float" office:value="1316120" calcext:value-type="float">
            <text:p>1316120</text:p>
          </table:table-cell>
        </table:table-row>
        <table:table-row table:style-name="ro1">
          <table:table-cell/>
          <table:table-cell office:value-type="float" office:value="1304470" calcext:value-type="float">
            <text:p>1304470</text:p>
          </table:table-cell>
        </table:table-row>
        <table:table-row table:style-name="ro1">
          <table:table-cell/>
          <table:table-cell office:value-type="float" office:value="1082024" calcext:value-type="float">
            <text:p>1082024</text:p>
          </table:table-cell>
        </table:table-row>
        <table:table-row table:style-name="ro1">
          <table:table-cell/>
          <table:table-cell office:value-type="float" office:value="996218" calcext:value-type="float">
            <text:p>996218</text:p>
          </table:table-cell>
        </table:table-row>
        <table:table-row table:style-name="ro1">
          <table:table-cell/>
          <table:table-cell office:value-type="float" office:value="937909" calcext:value-type="float">
            <text:p>937909</text:p>
          </table:table-cell>
        </table:table-row>
        <table:table-row table:style-name="ro1">
          <table:table-cell/>
          <table:table-cell office:value-type="float" office:value="933650" calcext:value-type="float">
            <text:p>933650</text:p>
          </table:table-cell>
        </table:table-row>
        <table:table-row table:style-name="ro1">
          <table:table-cell/>
          <table:table-cell office:value-type="float" office:value="928366" calcext:value-type="float">
            <text:p>928366</text:p>
          </table:table-cell>
        </table:table-row>
        <table:table-row table:style-name="ro1">
          <table:table-cell/>
          <table:table-cell office:value-type="float" office:value="848780" calcext:value-type="float">
            <text:p>848780</text:p>
          </table:table-cell>
        </table:table-row>
        <table:table-row table:style-name="ro1">
          <table:table-cell/>
          <table:table-cell office:value-type="float" office:value="851099" calcext:value-type="float">
            <text:p>851099</text:p>
          </table:table-cell>
        </table:table-row>
        <table:table-row table:style-name="ro1">
          <table:table-cell/>
          <table:table-cell office:value-type="float" office:value="840845" calcext:value-type="float">
            <text:p>840845</text:p>
          </table:table-cell>
        </table:table-row>
        <table:table-row table:style-name="ro1">
          <table:table-cell/>
          <table:table-cell office:value-type="float" office:value="828709" calcext:value-type="float">
            <text:p>828709</text:p>
          </table:table-cell>
        </table:table-row>
        <table:table-row table:style-name="ro1">
          <table:table-cell/>
          <table:table-cell office:value-type="float" office:value="797284" calcext:value-type="float">
            <text:p>797284</text:p>
          </table:table-cell>
        </table:table-row>
        <table:table-row table:style-name="ro1">
          <table:table-cell/>
          <table:table-cell office:value-type="float" office:value="785293" calcext:value-type="float">
            <text:p>785293</text:p>
          </table:table-cell>
        </table:table-row>
        <table:table-row table:style-name="ro1">
          <table:table-cell/>
          <table:table-cell office:value-type="float" office:value="846499" calcext:value-type="float">
            <text:p>846499</text:p>
          </table:table-cell>
        </table:table-row>
        <table:table-row table:style-name="ro1">
          <table:table-cell/>
          <table:table-cell office:value-type="float" office:value="829757" calcext:value-type="float">
            <text:p>829757</text:p>
          </table:table-cell>
        </table:table-row>
        <table:table-row table:style-name="ro1">
          <table:table-cell/>
          <table:table-cell office:value-type="float" office:value="865843" calcext:value-type="float">
            <text:p>865843</text:p>
          </table:table-cell>
        </table:table-row>
        <table:table-row table:style-name="ro1">
          <table:table-cell/>
          <table:table-cell office:value-type="float" office:value="839329" calcext:value-type="float">
            <text:p>839329</text:p>
          </table:table-cell>
        </table:table-row>
        <table:table-row table:style-name="ro1">
          <table:table-cell/>
          <table:table-cell office:value-type="float" office:value="842440" calcext:value-type="float">
            <text:p>842440</text:p>
          </table:table-cell>
        </table:table-row>
        <table:table-row table:style-name="ro1">
          <table:table-cell/>
          <table:table-cell office:value-type="float" office:value="910291" calcext:value-type="float">
            <text:p>910291</text:p>
          </table:table-cell>
        </table:table-row>
        <table:table-row table:style-name="ro1">
          <table:table-cell/>
          <table:table-cell office:value-type="float" office:value="838869" calcext:value-type="float">
            <text:p>838869</text:p>
          </table:table-cell>
        </table:table-row>
        <table:table-row table:style-name="ro1">
          <table:table-cell/>
          <table:table-cell office:value-type="float" office:value="809075" calcext:value-type="float">
            <text:p>809075</text:p>
          </table:table-cell>
        </table:table-row>
        <table:table-row table:style-name="ro1">
          <table:table-cell/>
          <table:table-cell office:value-type="float" office:value="800914" calcext:value-type="float">
            <text:p>800914</text:p>
          </table:table-cell>
        </table:table-row>
        <table:table-row table:style-name="ro1">
          <table:table-cell/>
          <table:table-cell office:value-type="float" office:value="802066" calcext:value-type="float">
            <text:p>802066</text:p>
          </table:table-cell>
        </table:table-row>
        <table:table-row table:style-name="ro1">
          <table:table-cell/>
          <table:table-cell office:value-type="float" office:value="799563" calcext:value-type="float">
            <text:p>799563</text:p>
          </table:table-cell>
        </table:table-row>
        <table:table-row table:style-name="ro1">
          <table:table-cell/>
          <table:table-cell office:value-type="float" office:value="838051" calcext:value-type="float">
            <text:p>838051</text:p>
          </table:table-cell>
        </table:table-row>
        <table:table-row table:style-name="ro1">
          <table:table-cell/>
          <table:table-cell office:value-type="float" office:value="859934" calcext:value-type="float">
            <text:p>859934</text:p>
          </table:table-cell>
        </table:table-row>
        <table:table-row table:style-name="ro1">
          <table:table-cell/>
          <table:table-cell office:value-type="float" office:value="850011" calcext:value-type="float">
            <text:p>850011</text:p>
          </table:table-cell>
        </table:table-row>
        <table:table-row table:style-name="ro1">
          <table:table-cell/>
          <table:table-cell office:value-type="float" office:value="855670" calcext:value-type="float">
            <text:p>855670</text:p>
          </table:table-cell>
        </table:table-row>
        <table:table-row table:style-name="ro1">
          <table:table-cell/>
          <table:table-cell office:value-type="float" office:value="846854" calcext:value-type="float">
            <text:p>846854</text:p>
          </table:table-cell>
        </table:table-row>
        <table:table-row table:style-name="ro1">
          <table:table-cell/>
          <table:table-cell office:value-type="float" office:value="799578" calcext:value-type="float">
            <text:p>799578</text:p>
          </table:table-cell>
        </table:table-row>
        <table:table-row table:style-name="ro1">
          <table:table-cell/>
          <table:table-cell office:value-type="float" office:value="794680" calcext:value-type="float">
            <text:p>794680</text:p>
          </table:table-cell>
        </table:table-row>
        <table:table-row table:style-name="ro1">
          <table:table-cell/>
          <table:table-cell office:value-type="float" office:value="798670" calcext:value-type="float">
            <text:p>798670</text:p>
          </table:table-cell>
        </table:table-row>
        <table:table-row table:style-name="ro1">
          <table:table-cell/>
          <table:table-cell office:value-type="float" office:value="796148" calcext:value-type="float">
            <text:p>796148</text:p>
          </table:table-cell>
        </table:table-row>
        <table:table-row table:style-name="ro1">
          <table:table-cell/>
          <table:table-cell office:value-type="float" office:value="815153" calcext:value-type="float">
            <text:p>815153</text:p>
          </table:table-cell>
        </table:table-row>
        <table:table-row table:style-name="ro1">
          <table:table-cell/>
          <table:table-cell office:value-type="float" office:value="861021" calcext:value-type="float">
            <text:p>861021</text:p>
          </table:table-cell>
        </table:table-row>
        <table:table-row table:style-name="ro1">
          <table:table-cell/>
          <table:table-cell office:value-type="float" office:value="905691" calcext:value-type="float">
            <text:p>905691</text:p>
          </table:table-cell>
        </table:table-row>
        <table:table-row table:style-name="ro1">
          <table:table-cell/>
          <table:table-cell office:value-type="float" office:value="849225" calcext:value-type="float">
            <text:p>849225</text:p>
          </table:table-cell>
        </table:table-row>
        <table:table-row table:style-name="ro1">
          <table:table-cell/>
          <table:table-cell office:value-type="float" office:value="916773" calcext:value-type="float">
            <text:p>916773</text:p>
          </table:table-cell>
        </table:table-row>
        <table:table-row table:style-name="ro1">
          <table:table-cell/>
          <table:table-cell office:value-type="float" office:value="855866" calcext:value-type="float">
            <text:p>855866</text:p>
          </table:table-cell>
        </table:table-row>
        <table:table-row table:style-name="ro1">
          <table:table-cell/>
          <table:table-cell office:value-type="float" office:value="798638" calcext:value-type="float">
            <text:p>798638</text:p>
          </table:table-cell>
        </table:table-row>
        <table:table-row table:style-name="ro1">
          <table:table-cell/>
          <table:table-cell office:value-type="float" office:value="840705" calcext:value-type="float">
            <text:p>840705</text:p>
          </table:table-cell>
        </table:table-row>
        <table:table-row table:style-name="ro1">
          <table:table-cell/>
          <table:table-cell office:value-type="float" office:value="859747" calcext:value-type="float">
            <text:p>859747</text:p>
          </table:table-cell>
        </table:table-row>
        <table:table-row table:style-name="ro1">
          <table:table-cell/>
          <table:table-cell office:value-type="float" office:value="815777" calcext:value-type="float">
            <text:p>815777</text:p>
          </table:table-cell>
        </table:table-row>
        <table:table-row table:style-name="ro1">
          <table:table-cell/>
          <table:table-cell office:value-type="float" office:value="981803" calcext:value-type="float">
            <text:p>981803</text:p>
          </table:table-cell>
        </table:table-row>
        <table:table-row table:style-name="ro1">
          <table:table-cell/>
          <table:table-cell office:value-type="float" office:value="1023290" calcext:value-type="float">
            <text:p>1023290</text:p>
          </table:table-cell>
        </table:table-row>
        <table:table-row table:style-name="ro1">
          <table:table-cell/>
          <table:table-cell office:value-type="float" office:value="846374" calcext:value-type="float">
            <text:p>846374</text:p>
          </table:table-cell>
        </table:table-row>
        <table:table-row table:style-name="ro1">
          <table:table-cell/>
          <table:table-cell office:value-type="float" office:value="895716" calcext:value-type="float">
            <text:p>895716</text:p>
          </table:table-cell>
        </table:table-row>
        <table:table-row table:style-name="ro1">
          <table:table-cell/>
          <table:table-cell office:value-type="float" office:value="800130" calcext:value-type="float">
            <text:p>800130</text:p>
          </table:table-cell>
        </table:table-row>
        <table:table-row table:style-name="ro1">
          <table:table-cell/>
          <table:table-cell office:value-type="float" office:value="810291" calcext:value-type="float">
            <text:p>810291</text:p>
          </table:table-cell>
        </table:table-row>
        <table:table-row table:style-name="ro1">
          <table:table-cell/>
          <table:table-cell office:value-type="float" office:value="790708" calcext:value-type="float">
            <text:p>790708</text:p>
          </table:table-cell>
        </table:table-row>
        <table:table-row table:style-name="ro1">
          <table:table-cell/>
          <table:table-cell office:value-type="float" office:value="844902" calcext:value-type="float">
            <text:p>844902</text:p>
          </table:table-cell>
        </table:table-row>
        <table:table-row table:style-name="ro1">
          <table:table-cell/>
          <table:table-cell office:value-type="float" office:value="886334" calcext:value-type="float">
            <text:p>886334</text:p>
          </table:table-cell>
        </table:table-row>
        <table:table-row table:style-name="ro1">
          <table:table-cell/>
          <table:table-cell office:value-type="float" office:value="863602" calcext:value-type="float">
            <text:p>863602</text:p>
          </table:table-cell>
        </table:table-row>
        <table:table-row table:style-name="ro1">
          <table:table-cell/>
          <table:table-cell office:value-type="float" office:value="917697" calcext:value-type="float">
            <text:p>917697</text:p>
          </table:table-cell>
        </table:table-row>
        <table:table-row table:style-name="ro1">
          <table:table-cell/>
          <table:table-cell office:value-type="float" office:value="902916" calcext:value-type="float">
            <text:p>902916</text:p>
          </table:table-cell>
        </table:table-row>
        <table:table-row table:style-name="ro1">
          <table:table-cell/>
          <table:table-cell office:value-type="float" office:value="827709" calcext:value-type="float">
            <text:p>827709</text:p>
          </table:table-cell>
        </table:table-row>
        <table:table-row table:style-name="ro1">
          <table:table-cell/>
          <table:table-cell office:value-type="float" office:value="796653" calcext:value-type="float">
            <text:p>796653</text:p>
          </table:table-cell>
        </table:table-row>
        <table:table-row table:style-name="ro1">
          <table:table-cell/>
          <table:table-cell office:value-type="float" office:value="797706" calcext:value-type="float">
            <text:p>797706</text:p>
          </table:table-cell>
        </table:table-row>
        <table:table-row table:style-name="ro1">
          <table:table-cell/>
          <table:table-cell office:value-type="float" office:value="803563" calcext:value-type="float">
            <text:p>803563</text:p>
          </table:table-cell>
        </table:table-row>
        <table:table-row table:style-name="ro1">
          <table:table-cell/>
          <table:table-cell office:value-type="float" office:value="802903" calcext:value-type="float">
            <text:p>802903</text:p>
          </table:table-cell>
        </table:table-row>
        <table:table-row table:style-name="ro1">
          <table:table-cell/>
          <table:table-cell office:value-type="float" office:value="838099" calcext:value-type="float">
            <text:p>838099</text:p>
          </table:table-cell>
        </table:table-row>
        <table:table-row table:style-name="ro1">
          <table:table-cell/>
          <table:table-cell office:value-type="float" office:value="836435" calcext:value-type="float">
            <text:p>836435</text:p>
          </table:table-cell>
        </table:table-row>
        <table:table-row table:style-name="ro1">
          <table:table-cell/>
          <table:table-cell office:value-type="float" office:value="888171" calcext:value-type="float">
            <text:p>888171</text:p>
          </table:table-cell>
        </table:table-row>
        <table:table-row table:style-name="ro1">
          <table:table-cell/>
          <table:table-cell office:value-type="float" office:value="922848" calcext:value-type="float">
            <text:p>922848</text:p>
          </table:table-cell>
        </table:table-row>
        <table:table-row table:style-name="ro1">
          <table:table-cell/>
          <table:table-cell office:value-type="float" office:value="924774" calcext:value-type="float">
            <text:p>924774</text:p>
          </table:table-cell>
        </table:table-row>
        <table:table-row table:style-name="ro1">
          <table:table-cell/>
          <table:table-cell office:value-type="float" office:value="801136" calcext:value-type="float">
            <text:p>801136</text:p>
          </table:table-cell>
        </table:table-row>
        <table:table-row table:style-name="ro1">
          <table:table-cell/>
          <table:table-cell office:value-type="float" office:value="794983" calcext:value-type="float">
            <text:p>794983</text:p>
          </table:table-cell>
        </table:table-row>
        <table:table-row table:style-name="ro1">
          <table:table-cell/>
          <table:table-cell office:value-type="float" office:value="787352" calcext:value-type="float">
            <text:p>787352</text:p>
          </table:table-cell>
        </table:table-row>
        <table:table-row table:style-name="ro1">
          <table:table-cell/>
          <table:table-cell office:value-type="float" office:value="812172" calcext:value-type="float">
            <text:p>812172</text:p>
          </table:table-cell>
        </table:table-row>
        <table:table-row table:style-name="ro1">
          <table:table-cell/>
          <table:table-cell office:value-type="float" office:value="848124" calcext:value-type="float">
            <text:p>848124</text:p>
          </table:table-cell>
        </table:table-row>
        <table:table-row table:style-name="ro1">
          <table:table-cell/>
          <table:table-cell office:value-type="float" office:value="850871" calcext:value-type="float">
            <text:p>850871</text:p>
          </table:table-cell>
        </table:table-row>
        <table:table-row table:style-name="ro1">
          <table:table-cell/>
          <table:table-cell office:value-type="float" office:value="859135" calcext:value-type="float">
            <text:p>859135</text:p>
          </table:table-cell>
        </table:table-row>
        <table:table-row table:style-name="ro1">
          <table:table-cell/>
          <table:table-cell office:value-type="float" office:value="850696" calcext:value-type="float">
            <text:p>850696</text:p>
          </table:table-cell>
        </table:table-row>
        <table:table-row table:style-name="ro1">
          <table:table-cell/>
          <table:table-cell office:value-type="float" office:value="863647" calcext:value-type="float">
            <text:p>863647</text:p>
          </table:table-cell>
        </table:table-row>
        <table:table-row table:style-name="ro1">
          <table:table-cell/>
          <table:table-cell office:value-type="float" office:value="798747" calcext:value-type="float">
            <text:p>798747</text:p>
          </table:table-cell>
        </table:table-row>
        <table:table-row table:style-name="ro1">
          <table:table-cell/>
          <table:table-cell office:value-type="float" office:value="795520" calcext:value-type="float">
            <text:p>795520</text:p>
          </table:table-cell>
        </table:table-row>
        <table:table-row table:style-name="ro1">
          <table:table-cell/>
          <table:table-cell office:value-type="float" office:value="802195" calcext:value-type="float">
            <text:p>802195</text:p>
          </table:table-cell>
        </table:table-row>
        <table:table-row table:style-name="ro1">
          <table:table-cell/>
          <table:table-cell office:value-type="float" office:value="792678" calcext:value-type="float">
            <text:p>792678</text:p>
          </table:table-cell>
        </table:table-row>
        <table:table-row table:style-name="ro1">
          <table:table-cell/>
          <table:table-cell office:value-type="float" office:value="874724" calcext:value-type="float">
            <text:p>874724</text:p>
          </table:table-cell>
        </table:table-row>
        <table:table-row table:style-name="ro1">
          <table:table-cell/>
          <table:table-cell office:value-type="float" office:value="921749" calcext:value-type="float">
            <text:p>921749</text:p>
          </table:table-cell>
        </table:table-row>
        <table:table-row table:style-name="ro1">
          <table:table-cell/>
          <table:table-cell office:value-type="float" office:value="848248" calcext:value-type="float">
            <text:p>848248</text:p>
          </table:table-cell>
        </table:table-row>
        <table:table-row table:style-name="ro1">
          <table:table-cell/>
          <table:table-cell office:value-type="float" office:value="846248" calcext:value-type="float">
            <text:p>846248</text:p>
          </table:table-cell>
        </table:table-row>
        <table:table-row table:style-name="ro1">
          <table:table-cell/>
          <table:table-cell office:value-type="float" office:value="834859" calcext:value-type="float">
            <text:p>834859</text:p>
          </table:table-cell>
        </table:table-row>
        <table:table-row table:style-name="ro1">
          <table:table-cell/>
          <table:table-cell office:value-type="float" office:value="801416" calcext:value-type="float">
            <text:p>801416</text:p>
          </table:table-cell>
        </table:table-row>
        <table:table-row table:style-name="ro1">
          <table:table-cell/>
          <table:table-cell office:value-type="float" office:value="786457" calcext:value-type="float">
            <text:p>786457</text:p>
          </table:table-cell>
        </table:table-row>
        <table:table-row table:style-name="ro1">
          <table:table-cell/>
          <table:table-cell office:value-type="float" office:value="795030" calcext:value-type="float">
            <text:p>795030</text:p>
          </table:table-cell>
        </table:table-row>
        <table:table-row table:style-name="ro1">
          <table:table-cell/>
          <table:table-cell office:value-type="float" office:value="797019" calcext:value-type="float">
            <text:p>797019</text:p>
          </table:table-cell>
        </table:table-row>
        <table:table-row table:style-name="ro1">
          <table:table-cell/>
          <table:table-cell office:value-type="float" office:value="825840" calcext:value-type="float">
            <text:p>825840</text:p>
          </table:table-cell>
        </table:table-row>
        <table:table-row table:style-name="ro1">
          <table:table-cell/>
          <table:table-cell office:value-type="float" office:value="857144" calcext:value-type="float">
            <text:p>857144</text:p>
          </table:table-cell>
        </table:table-row>
        <table:table-row table:style-name="ro1">
          <table:table-cell/>
          <table:table-cell office:value-type="float" office:value="845819" calcext:value-type="float">
            <text:p>845819</text:p>
          </table:table-cell>
        </table:table-row>
        <table:table-row table:style-name="ro1">
          <table:table-cell/>
          <table:table-cell office:value-type="float" office:value="859066" calcext:value-type="float">
            <text:p>859066</text:p>
          </table:table-cell>
        </table:table-row>
        <table:table-row table:style-name="ro1">
          <table:table-cell/>
          <table:table-cell office:value-type="float" office:value="886536" calcext:value-type="float">
            <text:p>886536</text:p>
          </table:table-cell>
        </table:table-row>
        <table:table-row table:style-name="ro1">
          <table:table-cell/>
          <table:table-cell office:value-type="float" office:value="790760" calcext:value-type="float">
            <text:p>790760</text:p>
          </table:table-cell>
        </table:table-row>
        <table:table-row table:style-name="ro1">
          <table:table-cell/>
          <table:table-cell office:value-type="float" office:value="813193" calcext:value-type="float">
            <text:p>813193</text:p>
          </table:table-cell>
        </table:table-row>
        <table:table-row table:style-name="ro1">
          <table:table-cell/>
          <table:table-cell office:value-type="float" office:value="790967" calcext:value-type="float">
            <text:p>790967</text:p>
          </table:table-cell>
        </table:table-row>
        <table:table-row table:style-name="ro1">
          <table:table-cell/>
          <table:table-cell office:value-type="float" office:value="798235" calcext:value-type="float">
            <text:p>798235</text:p>
          </table:table-cell>
        </table:table-row>
        <table:table-row table:style-name="ro1">
          <table:table-cell/>
          <table:table-cell office:value-type="float" office:value="813704" calcext:value-type="float">
            <text:p>813704</text:p>
          </table:table-cell>
        </table:table-row>
        <table:table-row table:style-name="ro1">
          <table:table-cell/>
          <table:table-cell office:value-type="float" office:value="841320" calcext:value-type="float">
            <text:p>841320</text:p>
          </table:table-cell>
        </table:table-row>
        <table:table-row table:style-name="ro1">
          <table:table-cell/>
          <table:table-cell office:value-type="float" office:value="855780" calcext:value-type="float">
            <text:p>855780</text:p>
          </table:table-cell>
        </table:table-row>
        <table:table-row table:style-name="ro1">
          <table:table-cell/>
          <table:table-cell office:value-type="float" office:value="848436" calcext:value-type="float">
            <text:p>848436</text:p>
          </table:table-cell>
        </table:table-row>
        <table:table-row table:style-name="ro1">
          <table:table-cell/>
          <table:table-cell office:value-type="float" office:value="880676" calcext:value-type="float">
            <text:p>880676</text:p>
          </table:table-cell>
        </table:table-row>
        <table:table-row table:style-name="ro1">
          <table:table-cell/>
          <table:table-cell office:value-type="float" office:value="802049" calcext:value-type="float">
            <text:p>802049</text:p>
          </table:table-cell>
        </table:table-row>
        <table:table-row table:style-name="ro1">
          <table:table-cell/>
          <table:table-cell office:value-type="float" office:value="794961" calcext:value-type="float">
            <text:p>794961</text:p>
          </table:table-cell>
        </table:table-row>
        <table:table-row table:style-name="ro1">
          <table:table-cell/>
          <table:table-cell office:value-type="float" office:value="800305" calcext:value-type="float">
            <text:p>800305</text:p>
          </table:table-cell>
        </table:table-row>
        <table:table-row table:style-name="ro1">
          <table:table-cell/>
          <table:table-cell office:value-type="float" office:value="796911" calcext:value-type="float">
            <text:p>796911</text:p>
          </table:table-cell>
        </table:table-row>
        <table:table-row table:style-name="ro1">
          <table:table-cell/>
          <table:table-cell office:value-type="float" office:value="789625" calcext:value-type="float">
            <text:p>789625</text:p>
          </table:table-cell>
        </table:table-row>
        <table:table-row table:style-name="ro1">
          <table:table-cell/>
          <table:table-cell office:value-type="float" office:value="899361" calcext:value-type="float">
            <text:p>899361</text:p>
          </table:table-cell>
        </table:table-row>
        <table:table-row table:style-name="ro1">
          <table:table-cell/>
          <table:table-cell office:value-type="float" office:value="853905" calcext:value-type="float">
            <text:p>853905</text:p>
          </table:table-cell>
        </table:table-row>
        <table:table-row table:style-name="ro1">
          <table:table-cell/>
          <table:table-cell office:value-type="float" office:value="840752" calcext:value-type="float">
            <text:p>840752</text:p>
          </table:table-cell>
        </table:table-row>
        <table:table-row table:style-name="ro1">
          <table:table-cell/>
          <table:table-cell office:value-type="float" office:value="851008" calcext:value-type="float">
            <text:p>851008</text:p>
          </table:table-cell>
        </table:table-row>
        <table:table-row table:style-name="ro1">
          <table:table-cell/>
          <table:table-cell office:value-type="float" office:value="1240778" calcext:value-type="float">
            <text:p>1240778</text:p>
          </table:table-cell>
        </table:table-row>
        <table:table-row table:style-name="ro1">
          <table:table-cell/>
          <table:table-cell office:value-type="float" office:value="1308446" calcext:value-type="float">
            <text:p>1308446</text:p>
          </table:table-cell>
        </table:table-row>
        <table:table-row table:style-name="ro1">
          <table:table-cell/>
          <table:table-cell office:value-type="float" office:value="1306927" calcext:value-type="float">
            <text:p>1306927</text:p>
          </table:table-cell>
        </table:table-row>
        <table:table-row table:style-name="ro1">
          <table:table-cell/>
          <table:table-cell office:value-type="float" office:value="1009095" calcext:value-type="float">
            <text:p>1009095</text:p>
          </table:table-cell>
        </table:table-row>
        <table:table-row table:style-name="ro1">
          <table:table-cell/>
          <table:table-cell office:value-type="float" office:value="928181" calcext:value-type="float">
            <text:p>928181</text:p>
          </table:table-cell>
        </table:table-row>
        <table:table-row table:style-name="ro1">
          <table:table-cell/>
          <table:table-cell office:value-type="float" office:value="1001575" calcext:value-type="float">
            <text:p>1001575</text:p>
          </table:table-cell>
        </table:table-row>
        <table:table-row table:style-name="ro1">
          <table:table-cell/>
          <table:table-cell office:value-type="float" office:value="940213" calcext:value-type="float">
            <text:p>940213</text:p>
          </table:table-cell>
        </table:table-row>
        <table:table-row table:style-name="ro1">
          <table:table-cell/>
          <table:table-cell office:value-type="float" office:value="862420" calcext:value-type="float">
            <text:p>862420</text:p>
          </table:table-cell>
        </table:table-row>
        <table:table-row table:style-name="ro1">
          <table:table-cell/>
          <table:table-cell office:value-type="float" office:value="861648" calcext:value-type="float">
            <text:p>861648</text:p>
          </table:table-cell>
        </table:table-row>
        <table:table-row table:style-name="ro1">
          <table:table-cell/>
          <table:table-cell office:value-type="float" office:value="919057" calcext:value-type="float">
            <text:p>919057</text:p>
          </table:table-cell>
        </table:table-row>
        <table:table-row table:style-name="ro1">
          <table:table-cell/>
          <table:table-cell office:value-type="float" office:value="843042" calcext:value-type="float">
            <text:p>843042</text:p>
          </table:table-cell>
        </table:table-row>
        <table:table-row table:style-name="ro1">
          <table:table-cell/>
          <table:table-cell office:value-type="float" office:value="821384" calcext:value-type="float">
            <text:p>821384</text:p>
          </table:table-cell>
        </table:table-row>
        <table:table-row table:style-name="ro1">
          <table:table-cell/>
          <table:table-cell office:value-type="float" office:value="819280" calcext:value-type="float">
            <text:p>819280</text:p>
          </table:table-cell>
        </table:table-row>
        <table:table-row table:style-name="ro1">
          <table:table-cell/>
          <table:table-cell office:value-type="float" office:value="810244" calcext:value-type="float">
            <text:p>810244</text:p>
          </table:table-cell>
        </table:table-row>
        <table:table-row table:style-name="ro1">
          <table:table-cell/>
          <table:table-cell office:value-type="float" office:value="807848" calcext:value-type="float">
            <text:p>807848</text:p>
          </table:table-cell>
        </table:table-row>
        <table:table-row table:style-name="ro1">
          <table:table-cell/>
          <table:table-cell office:value-type="float" office:value="801170" calcext:value-type="float">
            <text:p>801170</text:p>
          </table:table-cell>
        </table:table-row>
        <table:table-row table:style-name="ro1">
          <table:table-cell/>
          <table:table-cell office:value-type="float" office:value="824962" calcext:value-type="float">
            <text:p>824962</text:p>
          </table:table-cell>
        </table:table-row>
        <table:table-row table:style-name="ro1">
          <table:table-cell/>
          <table:table-cell office:value-type="float" office:value="871283" calcext:value-type="float">
            <text:p>871283</text:p>
          </table:table-cell>
        </table:table-row>
        <table:table-row table:style-name="ro1">
          <table:table-cell/>
          <table:table-cell office:value-type="float" office:value="886725" calcext:value-type="float">
            <text:p>886725</text:p>
          </table:table-cell>
        </table:table-row>
        <table:table-row table:style-name="ro1">
          <table:table-cell/>
          <table:table-cell office:value-type="float" office:value="918512" calcext:value-type="float">
            <text:p>918512</text:p>
          </table:table-cell>
        </table:table-row>
        <table:table-row table:style-name="ro1">
          <table:table-cell/>
          <table:table-cell office:value-type="float" office:value="835002" calcext:value-type="float">
            <text:p>835002</text:p>
          </table:table-cell>
        </table:table-row>
        <table:table-row table:style-name="ro1">
          <table:table-cell/>
          <table:table-cell office:value-type="float" office:value="794621" calcext:value-type="float">
            <text:p>794621</text:p>
          </table:table-cell>
        </table:table-row>
        <table:table-row table:style-name="ro1">
          <table:table-cell/>
          <table:table-cell office:value-type="float" office:value="853618" calcext:value-type="float">
            <text:p>853618</text:p>
          </table:table-cell>
        </table:table-row>
        <table:table-row table:style-name="ro1">
          <table:table-cell/>
          <table:table-cell office:value-type="float" office:value="799451" calcext:value-type="float">
            <text:p>799451</text:p>
          </table:table-cell>
        </table:table-row>
        <table:table-row table:style-name="ro1">
          <table:table-cell/>
          <table:table-cell office:value-type="float" office:value="852899" calcext:value-type="float">
            <text:p>852899</text:p>
          </table:table-cell>
        </table:table-row>
        <table:table-row table:style-name="ro1">
          <table:table-cell/>
          <table:table-cell office:value-type="float" office:value="843508" calcext:value-type="float">
            <text:p>843508</text:p>
          </table:table-cell>
        </table:table-row>
        <table:table-row table:style-name="ro1">
          <table:table-cell/>
          <table:table-cell office:value-type="float" office:value="850821" calcext:value-type="float">
            <text:p>850821</text:p>
          </table:table-cell>
        </table:table-row>
        <table:table-row table:style-name="ro1">
          <table:table-cell/>
          <table:table-cell office:value-type="float" office:value="851172" calcext:value-type="float">
            <text:p>851172</text:p>
          </table:table-cell>
        </table:table-row>
        <table:table-row table:style-name="ro1">
          <table:table-cell/>
          <table:table-cell office:value-type="float" office:value="880418" calcext:value-type="float">
            <text:p>880418</text:p>
          </table:table-cell>
        </table:table-row>
        <table:table-row table:style-name="ro1">
          <table:table-cell/>
          <table:table-cell office:value-type="float" office:value="889446" calcext:value-type="float">
            <text:p>889446</text:p>
          </table:table-cell>
        </table:table-row>
        <table:table-row table:style-name="ro1">
          <table:table-cell/>
          <table:table-cell office:value-type="float" office:value="842638" calcext:value-type="float">
            <text:p>842638</text:p>
          </table:table-cell>
        </table:table-row>
        <table:table-row table:style-name="ro1">
          <table:table-cell/>
          <table:table-cell office:value-type="float" office:value="839099" calcext:value-type="float">
            <text:p>839099</text:p>
          </table:table-cell>
        </table:table-row>
        <table:table-row table:style-name="ro1">
          <table:table-cell/>
          <table:table-cell office:value-type="float" office:value="866160" calcext:value-type="float">
            <text:p>866160</text:p>
          </table:table-cell>
        </table:table-row>
        <table:table-row table:style-name="ro1">
          <table:table-cell/>
          <table:table-cell office:value-type="float" office:value="795455" calcext:value-type="float">
            <text:p>795455</text:p>
          </table:table-cell>
        </table:table-row>
        <table:table-row table:style-name="ro1">
          <table:table-cell/>
          <table:table-cell office:value-type="float" office:value="837884" calcext:value-type="float">
            <text:p>837884</text:p>
          </table:table-cell>
        </table:table-row>
        <table:table-row table:style-name="ro1">
          <table:table-cell/>
          <table:table-cell office:value-type="float" office:value="845653" calcext:value-type="float">
            <text:p>845653</text:p>
          </table:table-cell>
        </table:table-row>
        <table:table-row table:style-name="ro1">
          <table:table-cell/>
          <table:table-cell office:value-type="float" office:value="891219" calcext:value-type="float">
            <text:p>891219</text:p>
          </table:table-cell>
        </table:table-row>
        <table:table-row table:style-name="ro1">
          <table:table-cell/>
          <table:table-cell office:value-type="float" office:value="842738" calcext:value-type="float">
            <text:p>842738</text:p>
          </table:table-cell>
        </table:table-row>
        <table:table-row table:style-name="ro1">
          <table:table-cell/>
          <table:table-cell office:value-type="float" office:value="831985" calcext:value-type="float">
            <text:p>831985</text:p>
          </table:table-cell>
        </table:table-row>
        <table:table-row table:style-name="ro1">
          <table:table-cell/>
          <table:table-cell office:value-type="float" office:value="797777" calcext:value-type="float">
            <text:p>797777</text:p>
          </table:table-cell>
        </table:table-row>
        <table:table-row table:style-name="ro1">
          <table:table-cell/>
          <table:table-cell office:value-type="float" office:value="787396" calcext:value-type="float">
            <text:p>787396</text:p>
          </table:table-cell>
        </table:table-row>
        <table:table-row table:style-name="ro1">
          <table:table-cell/>
          <table:table-cell office:value-type="float" office:value="837688" calcext:value-type="float">
            <text:p>837688</text:p>
          </table:table-cell>
        </table:table-row>
        <table:table-row table:style-name="ro1">
          <table:table-cell/>
          <table:table-cell office:value-type="float" office:value="840526" calcext:value-type="float">
            <text:p>840526</text:p>
          </table:table-cell>
        </table:table-row>
        <table:table-row table:style-name="ro1">
          <table:table-cell/>
          <table:table-cell office:value-type="float" office:value="897731" calcext:value-type="float">
            <text:p>897731</text:p>
          </table:table-cell>
        </table:table-row>
        <table:table-row table:style-name="ro1">
          <table:table-cell/>
          <table:table-cell office:value-type="float" office:value="837983" calcext:value-type="float">
            <text:p>837983</text:p>
          </table:table-cell>
        </table:table-row>
        <table:table-row table:style-name="ro1">
          <table:table-cell/>
          <table:table-cell office:value-type="float" office:value="874185" calcext:value-type="float">
            <text:p>874185</text:p>
          </table:table-cell>
        </table:table-row>
        <table:table-row table:style-name="ro1">
          <table:table-cell/>
          <table:table-cell office:value-type="float" office:value="884972" calcext:value-type="float">
            <text:p>884972</text:p>
          </table:table-cell>
        </table:table-row>
        <table:table-row table:style-name="ro1">
          <table:table-cell/>
          <table:table-cell office:value-type="float" office:value="831048" calcext:value-type="float">
            <text:p>831048</text:p>
          </table:table-cell>
        </table:table-row>
        <table:table-row table:style-name="ro1">
          <table:table-cell/>
          <table:table-cell office:value-type="float" office:value="795472" calcext:value-type="float">
            <text:p>795472</text:p>
          </table:table-cell>
        </table:table-row>
        <table:table-row table:style-name="ro1">
          <table:table-cell/>
          <table:table-cell office:value-type="float" office:value="801249" calcext:value-type="float">
            <text:p>801249</text:p>
          </table:table-cell>
        </table:table-row>
        <table:table-row table:style-name="ro1">
          <table:table-cell/>
          <table:table-cell office:value-type="float" office:value="813357" calcext:value-type="float">
            <text:p>813357</text:p>
          </table:table-cell>
        </table:table-row>
        <table:table-row table:style-name="ro1">
          <table:table-cell/>
          <table:table-cell office:value-type="float" office:value="790069" calcext:value-type="float">
            <text:p>790069</text:p>
          </table:table-cell>
        </table:table-row>
        <table:table-row table:style-name="ro1">
          <table:table-cell/>
          <table:table-cell office:value-type="float" office:value="875146" calcext:value-type="float">
            <text:p>875146</text:p>
          </table:table-cell>
        </table:table-row>
        <table:table-row table:style-name="ro1">
          <table:table-cell/>
          <table:table-cell office:value-type="float" office:value="840955" calcext:value-type="float">
            <text:p>840955</text:p>
          </table:table-cell>
        </table:table-row>
        <table:table-row table:style-name="ro1">
          <table:table-cell/>
          <table:table-cell office:value-type="float" office:value="845189" calcext:value-type="float">
            <text:p>845189</text:p>
          </table:table-cell>
        </table:table-row>
        <table:table-row table:style-name="ro1">
          <table:table-cell/>
          <table:table-cell office:value-type="float" office:value="846078" calcext:value-type="float">
            <text:p>846078</text:p>
          </table:table-cell>
        </table:table-row>
        <table:table-row table:style-name="ro1">
          <table:table-cell/>
          <table:table-cell office:value-type="float" office:value="829882" calcext:value-type="float">
            <text:p>829882</text:p>
          </table:table-cell>
        </table:table-row>
        <table:table-row table:style-name="ro1">
          <table:table-cell/>
          <table:table-cell office:value-type="float" office:value="845162" calcext:value-type="float">
            <text:p>845162</text:p>
          </table:table-cell>
        </table:table-row>
        <table:table-row table:style-name="ro1">
          <table:table-cell/>
          <table:table-cell office:value-type="float" office:value="797505" calcext:value-type="float">
            <text:p>797505</text:p>
          </table:table-cell>
        </table:table-row>
        <table:table-row table:style-name="ro1">
          <table:table-cell/>
          <table:table-cell office:value-type="float" office:value="798387" calcext:value-type="float">
            <text:p>798387</text:p>
          </table:table-cell>
        </table:table-row>
        <table:table-row table:style-name="ro1">
          <table:table-cell/>
          <table:table-cell office:value-type="float" office:value="801332" calcext:value-type="float">
            <text:p>801332</text:p>
          </table:table-cell>
        </table:table-row>
        <table:table-row table:style-name="ro1">
          <table:table-cell/>
          <table:table-cell office:value-type="float" office:value="829617" calcext:value-type="float">
            <text:p>829617</text:p>
          </table:table-cell>
        </table:table-row>
        <table:table-row table:style-name="ro1">
          <table:table-cell/>
          <table:table-cell office:value-type="float" office:value="843163" calcext:value-type="float">
            <text:p>843163</text:p>
          </table:table-cell>
        </table:table-row>
        <table:table-row table:style-name="ro1">
          <table:table-cell/>
          <table:table-cell office:value-type="float" office:value="865331" calcext:value-type="float">
            <text:p>865331</text:p>
          </table:table-cell>
        </table:table-row>
        <table:table-row table:style-name="ro1">
          <table:table-cell/>
          <table:table-cell office:value-type="float" office:value="845944" calcext:value-type="float">
            <text:p>845944</text:p>
          </table:table-cell>
        </table:table-row>
        <table:table-row table:style-name="ro1">
          <table:table-cell/>
          <table:table-cell office:value-type="float" office:value="841956" calcext:value-type="float">
            <text:p>841956</text:p>
          </table:table-cell>
        </table:table-row>
        <table:table-row table:style-name="ro1">
          <table:table-cell/>
          <table:table-cell office:value-type="float" office:value="804062" calcext:value-type="float">
            <text:p>804062</text:p>
          </table:table-cell>
        </table:table-row>
        <table:table-row table:style-name="ro1">
          <table:table-cell/>
          <table:table-cell office:value-type="float" office:value="809179" calcext:value-type="float">
            <text:p>809179</text:p>
          </table:table-cell>
        </table:table-row>
        <table:table-row table:style-name="ro1">
          <table:table-cell/>
          <table:table-cell office:value-type="float" office:value="792350" calcext:value-type="float">
            <text:p>792350</text:p>
          </table:table-cell>
        </table:table-row>
        <table:table-row table:style-name="ro1">
          <table:table-cell/>
          <table:table-cell office:value-type="float" office:value="795160" calcext:value-type="float">
            <text:p>795160</text:p>
          </table:table-cell>
        </table:table-row>
        <table:table-row table:style-name="ro1">
          <table:table-cell/>
          <table:table-cell office:value-type="float" office:value="816304" calcext:value-type="float">
            <text:p>816304</text:p>
          </table:table-cell>
        </table:table-row>
        <table:table-row table:style-name="ro1">
          <table:table-cell/>
          <table:table-cell office:value-type="float" office:value="847762" calcext:value-type="float">
            <text:p>847762</text:p>
          </table:table-cell>
        </table:table-row>
        <table:table-row table:style-name="ro1">
          <table:table-cell/>
          <table:table-cell office:value-type="float" office:value="871808" calcext:value-type="float">
            <text:p>871808</text:p>
          </table:table-cell>
        </table:table-row>
        <table:table-row table:style-name="ro1">
          <table:table-cell/>
          <table:table-cell office:value-type="float" office:value="839512" calcext:value-type="float">
            <text:p>839512</text:p>
          </table:table-cell>
        </table:table-row>
        <table:table-row table:style-name="ro1">
          <table:table-cell/>
          <table:table-cell office:value-type="float" office:value="843971" calcext:value-type="float">
            <text:p>843971</text:p>
          </table:table-cell>
        </table:table-row>
        <table:table-row table:style-name="ro1">
          <table:table-cell/>
          <table:table-cell office:value-type="float" office:value="802831" calcext:value-type="float">
            <text:p>802831</text:p>
          </table:table-cell>
        </table:table-row>
        <table:table-row table:style-name="ro1">
          <table:table-cell/>
          <table:table-cell office:value-type="float" office:value="794348" calcext:value-type="float">
            <text:p>794348</text:p>
          </table:table-cell>
        </table:table-row>
        <table:table-row table:style-name="ro1">
          <table:table-cell/>
          <table:table-cell office:value-type="float" office:value="817061" calcext:value-type="float">
            <text:p>817061</text:p>
          </table:table-cell>
        </table:table-row>
        <table:table-row table:style-name="ro1">
          <table:table-cell/>
          <table:table-cell office:value-type="float" office:value="837260" calcext:value-type="float">
            <text:p>837260</text:p>
          </table:table-cell>
        </table:table-row>
        <table:table-row table:style-name="ro1">
          <table:table-cell/>
          <table:table-cell office:value-type="float" office:value="861908" calcext:value-type="float">
            <text:p>861908</text:p>
          </table:table-cell>
        </table:table-row>
        <table:table-row table:style-name="ro1">
          <table:table-cell/>
          <table:table-cell office:value-type="float" office:value="847682" calcext:value-type="float">
            <text:p>847682</text:p>
          </table:table-cell>
        </table:table-row>
        <table:table-row table:style-name="ro1">
          <table:table-cell/>
          <table:table-cell office:value-type="float" office:value="851501" calcext:value-type="float">
            <text:p>851501</text:p>
          </table:table-cell>
        </table:table-row>
        <table:table-row table:style-name="ro1">
          <table:table-cell/>
          <table:table-cell office:value-type="float" office:value="840857" calcext:value-type="float">
            <text:p>840857</text:p>
          </table:table-cell>
        </table:table-row>
        <table:table-row table:style-name="ro1">
          <table:table-cell/>
          <table:table-cell office:value-type="float" office:value="855872" calcext:value-type="float">
            <text:p>855872</text:p>
          </table:table-cell>
        </table:table-row>
        <table:table-row table:style-name="ro1">
          <table:table-cell/>
          <table:table-cell office:value-type="float" office:value="1236150" calcext:value-type="float">
            <text:p>1236150</text:p>
          </table:table-cell>
        </table:table-row>
        <table:table-row table:style-name="ro1">
          <table:table-cell/>
          <table:table-cell office:value-type="float" office:value="1399122" calcext:value-type="float">
            <text:p>1399122</text:p>
          </table:table-cell>
        </table:table-row>
        <table:table-row table:style-name="ro1">
          <table:table-cell/>
          <table:table-cell office:value-type="float" office:value="1471837" calcext:value-type="float">
            <text:p>1471837</text:p>
          </table:table-cell>
        </table:table-row>
        <table:table-row table:style-name="ro1">
          <table:table-cell/>
          <table:table-cell office:value-type="float" office:value="943086" calcext:value-type="float">
            <text:p>943086</text:p>
          </table:table-cell>
        </table:table-row>
        <table:table-row table:style-name="ro1">
          <table:table-cell/>
          <table:table-cell office:value-type="float" office:value="925195" calcext:value-type="float">
            <text:p>925195</text:p>
          </table:table-cell>
        </table:table-row>
        <table:table-row table:style-name="ro1">
          <table:table-cell/>
          <table:table-cell office:value-type="float" office:value="989735" calcext:value-type="float">
            <text:p>989735</text:p>
          </table:table-cell>
        </table:table-row>
        <table:table-row table:style-name="ro1">
          <table:table-cell/>
          <table:table-cell office:value-type="float" office:value="986909" calcext:value-type="float">
            <text:p>986909</text:p>
          </table:table-cell>
        </table:table-row>
        <table:table-row table:style-name="ro1">
          <table:table-cell/>
          <table:table-cell office:value-type="float" office:value="897752" calcext:value-type="float">
            <text:p>897752</text:p>
          </table:table-cell>
        </table:table-row>
        <table:table-row table:style-name="ro1">
          <table:table-cell/>
          <table:table-cell office:value-type="float" office:value="864163" calcext:value-type="float">
            <text:p>864163</text:p>
          </table:table-cell>
        </table:table-row>
        <table:table-row table:style-name="ro1">
          <table:table-cell/>
          <table:table-cell office:value-type="float" office:value="847587" calcext:value-type="float">
            <text:p>847587</text:p>
          </table:table-cell>
        </table:table-row>
        <table:table-row table:style-name="ro1">
          <table:table-cell/>
          <table:table-cell office:value-type="float" office:value="849762" calcext:value-type="float">
            <text:p>849762</text:p>
          </table:table-cell>
        </table:table-row>
        <table:table-row table:style-name="ro1">
          <table:table-cell/>
          <table:table-cell office:value-type="float" office:value="814194" calcext:value-type="float">
            <text:p>814194</text:p>
          </table:table-cell>
        </table:table-row>
        <table:table-row table:style-name="ro1">
          <table:table-cell/>
          <table:table-cell office:value-type="float" office:value="799614" calcext:value-type="float">
            <text:p>799614</text:p>
          </table:table-cell>
        </table:table-row>
        <table:table-row table:style-name="ro1">
          <table:table-cell/>
          <table:table-cell office:value-type="float" office:value="864462" calcext:value-type="float">
            <text:p>864462</text:p>
          </table:table-cell>
        </table:table-row>
        <table:table-row table:style-name="ro1">
          <table:table-cell/>
          <table:table-cell office:value-type="float" office:value="796877" calcext:value-type="float">
            <text:p>796877</text:p>
          </table:table-cell>
        </table:table-row>
        <table:table-row table:style-name="ro1">
          <table:table-cell/>
          <table:table-cell office:value-type="float" office:value="867359" calcext:value-type="float">
            <text:p>867359</text:p>
          </table:table-cell>
        </table:table-row>
        <table:table-row table:style-name="ro1">
          <table:table-cell/>
          <table:table-cell office:value-type="float" office:value="841842" calcext:value-type="float">
            <text:p>841842</text:p>
          </table:table-cell>
        </table:table-row>
        <table:table-row table:style-name="ro1">
          <table:table-cell/>
          <table:table-cell office:value-type="float" office:value="847284" calcext:value-type="float">
            <text:p>847284</text:p>
          </table:table-cell>
        </table:table-row>
        <table:table-row table:style-name="ro1">
          <table:table-cell/>
          <table:table-cell office:value-type="float" office:value="837709" calcext:value-type="float">
            <text:p>837709</text:p>
          </table:table-cell>
        </table:table-row>
        <table:table-row table:style-name="ro1">
          <table:table-cell/>
          <table:table-cell office:value-type="float" office:value="842347" calcext:value-type="float">
            <text:p>842347</text:p>
          </table:table-cell>
        </table:table-row>
        <table:table-row table:style-name="ro1">
          <table:table-cell/>
          <table:table-cell office:value-type="float" office:value="1242688" calcext:value-type="float">
            <text:p>1242688</text:p>
          </table:table-cell>
        </table:table-row>
        <table:table-row table:style-name="ro1">
          <table:table-cell/>
          <table:table-cell office:value-type="float" office:value="1316053" calcext:value-type="float">
            <text:p>1316053</text:p>
          </table:table-cell>
        </table:table-row>
        <table:table-row table:style-name="ro1">
          <table:table-cell/>
          <table:table-cell office:value-type="float" office:value="1292677" calcext:value-type="float">
            <text:p>1292677</text:p>
          </table:table-cell>
        </table:table-row>
        <table:table-row table:style-name="ro1">
          <table:table-cell/>
          <table:table-cell office:value-type="float" office:value="1074886" calcext:value-type="float">
            <text:p>1074886</text:p>
          </table:table-cell>
        </table:table-row>
        <table:table-row table:style-name="ro1">
          <table:table-cell/>
          <table:table-cell office:value-type="float" office:value="943390" calcext:value-type="float">
            <text:p>943390</text:p>
          </table:table-cell>
        </table:table-row>
        <table:table-row table:style-name="ro1">
          <table:table-cell/>
          <table:table-cell office:value-type="float" office:value="937141" calcext:value-type="float">
            <text:p>937141</text:p>
          </table:table-cell>
        </table:table-row>
        <table:table-row table:style-name="ro1">
          <table:table-cell/>
          <table:table-cell office:value-type="float" office:value="930552" calcext:value-type="float">
            <text:p>930552</text:p>
          </table:table-cell>
        </table:table-row>
        <table:table-row table:style-name="ro1">
          <table:table-cell/>
          <table:table-cell office:value-type="float" office:value="853224" calcext:value-type="float">
            <text:p>853224</text:p>
          </table:table-cell>
        </table:table-row>
        <table:table-row table:style-name="ro1">
          <table:table-cell/>
          <table:table-cell office:value-type="float" office:value="841903" calcext:value-type="float">
            <text:p>841903</text:p>
          </table:table-cell>
        </table:table-row>
        <table:table-row table:style-name="ro1">
          <table:table-cell/>
          <table:table-cell office:value-type="float" office:value="847085" calcext:value-type="float">
            <text:p>847085</text:p>
          </table:table-cell>
        </table:table-row>
        <table:table-row table:style-name="ro1">
          <table:table-cell/>
          <table:table-cell office:value-type="float" office:value="841146" calcext:value-type="float">
            <text:p>841146</text:p>
          </table:table-cell>
        </table:table-row>
        <table:table-row table:style-name="ro1">
          <table:table-cell/>
          <table:table-cell office:value-type="float" office:value="832491" calcext:value-type="float">
            <text:p>832491</text:p>
          </table:table-cell>
        </table:table-row>
        <table:table-row table:style-name="ro1">
          <table:table-cell/>
          <table:table-cell office:value-type="float" office:value="791539" calcext:value-type="float">
            <text:p>791539</text:p>
          </table:table-cell>
        </table:table-row>
        <table:table-row table:style-name="ro1">
          <table:table-cell/>
          <table:table-cell office:value-type="float" office:value="790337" calcext:value-type="float">
            <text:p>790337</text:p>
          </table:table-cell>
        </table:table-row>
        <table:table-row table:style-name="ro1">
          <table:table-cell/>
          <table:table-cell office:value-type="float" office:value="866126" calcext:value-type="float">
            <text:p>866126</text:p>
          </table:table-cell>
        </table:table-row>
        <table:table-row table:style-name="ro1">
          <table:table-cell/>
          <table:table-cell office:value-type="float" office:value="798564" calcext:value-type="float">
            <text:p>798564</text:p>
          </table:table-cell>
        </table:table-row>
        <table:table-row table:style-name="ro1">
          <table:table-cell/>
          <table:table-cell office:value-type="float" office:value="826911" calcext:value-type="float">
            <text:p>826911</text:p>
          </table:table-cell>
        </table:table-row>
        <table:table-row table:style-name="ro1">
          <table:table-cell/>
          <table:table-cell office:value-type="float" office:value="845732" calcext:value-type="float">
            <text:p>845732</text:p>
          </table:table-cell>
        </table:table-row>
        <table:table-row table:style-name="ro1">
          <table:table-cell/>
          <table:table-cell office:value-type="float" office:value="847636" calcext:value-type="float">
            <text:p>847636</text:p>
          </table:table-cell>
        </table:table-row>
        <table:table-row table:style-name="ro1">
          <table:table-cell/>
          <table:table-cell office:value-type="float" office:value="851883" calcext:value-type="float">
            <text:p>851883</text:p>
          </table:table-cell>
        </table:table-row>
        <table:table-row table:style-name="ro1">
          <table:table-cell/>
          <table:table-cell office:value-type="float" office:value="847978" calcext:value-type="float">
            <text:p>847978</text:p>
          </table:table-cell>
        </table:table-row>
        <table:table-row table:style-name="ro1">
          <table:table-cell/>
          <table:table-cell office:value-type="float" office:value="800691" calcext:value-type="float">
            <text:p>800691</text:p>
          </table:table-cell>
        </table:table-row>
        <table:table-row table:style-name="ro1">
          <table:table-cell/>
          <table:table-cell office:value-type="float" office:value="853971" calcext:value-type="float">
            <text:p>853971</text:p>
          </table:table-cell>
        </table:table-row>
        <table:table-row table:style-name="ro1">
          <table:table-cell/>
          <table:table-cell office:value-type="float" office:value="791923" calcext:value-type="float">
            <text:p>791923</text:p>
          </table:table-cell>
        </table:table-row>
        <table:table-row table:style-name="ro1">
          <table:table-cell/>
          <table:table-cell office:value-type="float" office:value="805201" calcext:value-type="float">
            <text:p>805201</text:p>
          </table:table-cell>
        </table:table-row>
        <table:table-row table:style-name="ro1">
          <table:table-cell/>
          <table:table-cell office:value-type="float" office:value="876948" calcext:value-type="float">
            <text:p>876948</text:p>
          </table:table-cell>
        </table:table-row>
        <table:table-row table:style-name="ro1">
          <table:table-cell/>
          <table:table-cell office:value-type="float" office:value="884562" calcext:value-type="float">
            <text:p>884562</text:p>
          </table:table-cell>
        </table:table-row>
        <table:table-row table:style-name="ro1">
          <table:table-cell/>
          <table:table-cell office:value-type="float" office:value="862319" calcext:value-type="float">
            <text:p>862319</text:p>
          </table:table-cell>
        </table:table-row>
        <table:table-row table:style-name="ro1">
          <table:table-cell/>
          <table:table-cell office:value-type="float" office:value="851413" calcext:value-type="float">
            <text:p>851413</text:p>
          </table:table-cell>
        </table:table-row>
        <table:table-row table:style-name="ro1">
          <table:table-cell/>
          <table:table-cell office:value-type="float" office:value="840777" calcext:value-type="float">
            <text:p>840777</text:p>
          </table:table-cell>
        </table:table-row>
        <table:table-row table:style-name="ro1">
          <table:table-cell/>
          <table:table-cell office:value-type="float" office:value="836116" calcext:value-type="float">
            <text:p>836116</text:p>
          </table:table-cell>
        </table:table-row>
        <table:table-row table:style-name="ro1">
          <table:table-cell/>
          <table:table-cell office:value-type="float" office:value="789124" calcext:value-type="float">
            <text:p>789124</text:p>
          </table:table-cell>
        </table:table-row>
        <table:table-row table:style-name="ro1">
          <table:table-cell/>
          <table:table-cell office:value-type="float" office:value="807277" calcext:value-type="float">
            <text:p>807277</text:p>
          </table:table-cell>
        </table:table-row>
        <table:table-row table:style-name="ro1">
          <table:table-cell/>
          <table:table-cell office:value-type="float" office:value="792807" calcext:value-type="float">
            <text:p>792807</text:p>
          </table:table-cell>
        </table:table-row>
        <table:table-row table:style-name="ro1">
          <table:table-cell/>
          <table:table-cell office:value-type="float" office:value="825917" calcext:value-type="float">
            <text:p>825917</text:p>
          </table:table-cell>
        </table:table-row>
        <table:table-row table:style-name="ro1">
          <table:table-cell/>
          <table:table-cell office:value-type="float" office:value="915507" calcext:value-type="float">
            <text:p>915507</text:p>
          </table:table-cell>
        </table:table-row>
        <table:table-row table:style-name="ro1">
          <table:table-cell/>
          <table:table-cell office:value-type="float" office:value="869355" calcext:value-type="float">
            <text:p>869355</text:p>
          </table:table-cell>
        </table:table-row>
        <table:table-row table:style-name="ro1">
          <table:table-cell/>
          <table:table-cell office:value-type="float" office:value="851300" calcext:value-type="float">
            <text:p>851300</text:p>
          </table:table-cell>
        </table:table-row>
        <table:table-row table:style-name="ro1">
          <table:table-cell/>
          <table:table-cell office:value-type="float" office:value="884615" calcext:value-type="float">
            <text:p>884615</text:p>
          </table:table-cell>
        </table:table-row>
        <table:table-row table:style-name="ro1">
          <table:table-cell/>
          <table:table-cell office:value-type="float" office:value="796196" calcext:value-type="float">
            <text:p>796196</text:p>
          </table:table-cell>
        </table:table-row>
        <table:table-row table:style-name="ro1">
          <table:table-cell/>
          <table:table-cell office:value-type="float" office:value="794461" calcext:value-type="float">
            <text:p>794461</text:p>
          </table:table-cell>
        </table:table-row>
        <table:table-row table:style-name="ro1">
          <table:table-cell/>
          <table:table-cell office:value-type="float" office:value="825094" calcext:value-type="float">
            <text:p>825094</text:p>
          </table:table-cell>
        </table:table-row>
        <table:table-row table:style-name="ro1">
          <table:table-cell/>
          <table:table-cell office:value-type="float" office:value="795596" calcext:value-type="float">
            <text:p>795596</text:p>
          </table:table-cell>
        </table:table-row>
        <table:table-row table:style-name="ro1">
          <table:table-cell/>
          <table:table-cell office:value-type="float" office:value="814419" calcext:value-type="float">
            <text:p>814419</text:p>
          </table:table-cell>
        </table:table-row>
        <table:table-row table:style-name="ro1">
          <table:table-cell/>
          <table:table-cell office:value-type="float" office:value="897251" calcext:value-type="float">
            <text:p>897251</text:p>
          </table:table-cell>
        </table:table-row>
        <table:table-row table:style-name="ro1">
          <table:table-cell/>
          <table:table-cell office:value-type="float" office:value="871022" calcext:value-type="float">
            <text:p>871022</text:p>
          </table:table-cell>
        </table:table-row>
        <table:table-row table:style-name="ro1">
          <table:table-cell/>
          <table:table-cell office:value-type="float" office:value="853310" calcext:value-type="float">
            <text:p>853310</text:p>
          </table:table-cell>
        </table:table-row>
        <table:table-row table:style-name="ro1">
          <table:table-cell/>
          <table:table-cell office:value-type="float" office:value="847137" calcext:value-type="float">
            <text:p>847137</text:p>
          </table:table-cell>
        </table:table-row>
        <table:table-row table:style-name="ro1">
          <table:table-cell/>
          <table:table-cell office:value-type="float" office:value="853586" calcext:value-type="float">
            <text:p>853586</text:p>
          </table:table-cell>
        </table:table-row>
        <table:table-row table:style-name="ro1">
          <table:table-cell/>
          <table:table-cell office:value-type="float" office:value="869764" calcext:value-type="float">
            <text:p>869764</text:p>
          </table:table-cell>
        </table:table-row>
        <table:table-row table:style-name="ro1">
          <table:table-cell/>
          <table:table-cell office:value-type="float" office:value="807743" calcext:value-type="float">
            <text:p>807743</text:p>
          </table:table-cell>
        </table:table-row>
        <table:table-row table:style-name="ro1">
          <table:table-cell/>
          <table:table-cell office:value-type="float" office:value="792516" calcext:value-type="float">
            <text:p>792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7:13:11.852701792</meta:creation-date>
    <dc:date>2018-05-14T17:14:20.861798014</dc:date>
    <meta:editing-duration>PT1M10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129cm" svg:height="8.994cm" xlink:href=".." xlink:type="simple" chart:class="chart:line" chart:style-name="ch1">
        <chart:legend chart:legend-position="end" svg:x="35.866cm" svg:y="4.198cm" style:legend-expansion="high" chart:style-name="ch2"/>
        <chart:plot-area chart:style-name="ch3" table:cell-range-address="Sheet1.B1:Sheet1.B500" svg:x="0.762cm" svg:y="0.179cm" svg:width="34.342cm" svg:height="8.636cm">
          <chartooo:coordinate-region svg:x="2.309cm" svg:y="0.3cm" svg:width="32.795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2277">
                <text:p>402277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636">
                <text:p>340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8263">
                <text:p>3282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7508">
                <text:p>597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2651">
                <text:p>812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6171">
                <text:p>7161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7570">
                <text:p>6975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611">
                <text:p>710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8167">
                <text:p>698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277">
                <text:p>720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5011">
                <text:p>8450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5448">
                <text:p>705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8488">
                <text:p>748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8273">
                <text:p>7382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9877">
                <text:p>809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4415">
                <text:p>704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9365">
                <text:p>759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2248">
                <text:p>8822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4518">
                <text:p>9145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95668">
                <text:p>895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60477">
                <text:p>960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66796">
                <text:p>9667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5652">
                <text:p>895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3530">
                <text:p>853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2195">
                <text:p>7021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4354">
                <text:p>7043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9107">
                <text:p>6991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4710">
                <text:p>7247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3159">
                <text:p>7031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2879">
                <text:p>7128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2469">
                <text:p>702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7739">
                <text:p>767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4476">
                <text:p>6944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2373">
                <text:p>702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7878">
                <text:p>6978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2410">
                <text:p>7024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9588">
                <text:p>6995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4047">
                <text:p>6940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4567">
                <text:p>7045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7440">
                <text:p>6974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8643">
                <text:p>6986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5204">
                <text:p>7552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1147">
                <text:p>8111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33330">
                <text:p>8333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8186">
                <text:p>6981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9607">
                <text:p>699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6686">
                <text:p>7466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6306">
                <text:p>7363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6764">
                <text:p>7067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5721">
                <text:p>6957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4167">
                <text:p>7041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7927">
                <text:p>6979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13507">
                <text:p>8135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51659">
                <text:p>751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9641">
                <text:p>699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9981">
                <text:p>699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4785">
                <text:p>6947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4854">
                <text:p>6948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5212">
                <text:p>6952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0729">
                <text:p>8507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1221">
                <text:p>8012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0203">
                <text:p>7402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0771">
                <text:p>8107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9490">
                <text:p>8294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4735">
                <text:p>7547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884">
                <text:p>7158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9352">
                <text:p>7093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4223">
                <text:p>7542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1557">
                <text:p>701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1550">
                <text:p>7015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4164">
                <text:p>6941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0541">
                <text:p>7405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7055">
                <text:p>697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14241">
                <text:p>714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2968">
                <text:p>7529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1310">
                <text:p>7013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11625">
                <text:p>711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5354">
                <text:p>7053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9202">
                <text:p>6992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4301">
                <text:p>7043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2975">
                <text:p>7029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1169">
                <text:p>7511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93713">
                <text:p>6937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1058">
                <text:p>741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1940">
                <text:p>71194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3009">
                <text:p>7430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8499">
                <text:p>698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16889">
                <text:p>716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6408">
                <text:p>736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3163">
                <text:p>7131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7350">
                <text:p>70735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9283">
                <text:p>6992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16638">
                <text:p>8166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5967">
                <text:p>9459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0356">
                <text:p>7803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7281">
                <text:p>6972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4932">
                <text:p>7049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11269">
                <text:p>7112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7761">
                <text:p>697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04997">
                <text:p>7049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43685">
                <text:p>7436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5528">
                <text:p>855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16760">
                <text:p>8167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10466">
                <text:p>8104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13200">
                <text:p>10132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80873">
                <text:p>10808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9770">
                <text:p>102977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1231">
                <text:p>9512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51026">
                <text:p>8510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88708">
                <text:p>9887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48521">
                <text:p>1048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72046">
                <text:p>872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9333">
                <text:p>7993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62047">
                <text:p>8620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0678">
                <text:p>8606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16903">
                <text:p>11169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6586">
                <text:p>9965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12974">
                <text:p>812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6979">
                <text:p>816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85971">
                <text:p>8859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44718">
                <text:p>8447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84976">
                <text:p>9849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20648">
                <text:p>11206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41488">
                <text:p>10414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8583">
                <text:p>10285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74223">
                <text:p>9742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6404">
                <text:p>8464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9587">
                <text:p>79958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35283">
                <text:p>8352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2284">
                <text:p>8022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96895">
                <text:p>7968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8793">
                <text:p>8787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90629">
                <text:p>7906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92813">
                <text:p>7928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11004">
                <text:p>8110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8109">
                <text:p>8381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9832">
                <text:p>7898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5039">
                <text:p>785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43951">
                <text:p>8439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1396">
                <text:p>7913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98147">
                <text:p>798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1450">
                <text:p>80145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5501">
                <text:p>7955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7161">
                <text:p>7971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97833">
                <text:p>7978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03940">
                <text:p>8039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2166">
                <text:p>7921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9930">
                <text:p>7899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58774">
                <text:p>8587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00145">
                <text:p>8001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7644">
                <text:p>827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5378">
                <text:p>8553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89569">
                <text:p>9895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80159">
                <text:p>10801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93543">
                <text:p>10935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4542">
                <text:p>914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5592">
                <text:p>7955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4306">
                <text:p>8043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8112">
                <text:p>7981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3948">
                <text:p>7939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5135">
                <text:p>7951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1538">
                <text:p>79153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6019">
                <text:p>8160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83963">
                <text:p>8839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82477">
                <text:p>8824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14591">
                <text:p>8145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8457">
                <text:p>8484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07938">
                <text:p>8079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05868">
                <text:p>8058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6790">
                <text:p>79679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00010">
                <text:p>80001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00223">
                <text:p>8002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96091">
                <text:p>7960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99349">
                <text:p>7993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8221">
                <text:p>8482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63076">
                <text:p>8630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35861">
                <text:p>8358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01046">
                <text:p>8010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64754">
                <text:p>8647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08072">
                <text:p>8080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0008">
                <text:p>850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93024">
                <text:p>7930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19415">
                <text:p>81941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22225">
                <text:p>8222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6070">
                <text:p>8560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1653">
                <text:p>8416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15718">
                <text:p>9157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2213">
                <text:p>8422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6708">
                <text:p>8167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4053">
                <text:p>804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03337">
                <text:p>803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1351">
                <text:p>8013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71229">
                <text:p>8712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2480">
                <text:p>9124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101">
                <text:p>9021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7799">
                <text:p>8477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49757">
                <text:p>8497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90287">
                <text:p>7902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2703">
                <text:p>85270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8364">
                <text:p>8683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03875">
                <text:p>803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29044">
                <text:p>8290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59273">
                <text:p>85927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86615">
                <text:p>8866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43229">
                <text:p>84322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36579">
                <text:p>83657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93205">
                <text:p>79320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06937">
                <text:p>8069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5462">
                <text:p>7954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8597">
                <text:p>8085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03715">
                <text:p>80371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57348">
                <text:p>8573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51372">
                <text:p>8513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50645">
                <text:p>8506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7376">
                <text:p>847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07946">
                <text:p>8079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1709">
                <text:p>7917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5810">
                <text:p>7958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0092">
                <text:p>8500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9800">
                <text:p>7998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45869">
                <text:p>8458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86261">
                <text:p>88626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5601">
                <text:p>8456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58230">
                <text:p>85823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7440">
                <text:p>81744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99006">
                <text:p>7990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01734">
                <text:p>8017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52710">
                <text:p>8527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8555">
                <text:p>79855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47604">
                <text:p>8476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5422">
                <text:p>8454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4708">
                <text:p>8447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3591">
                <text:p>8935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1357">
                <text:p>111135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16120">
                <text:p>131612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04470">
                <text:p>130447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82024">
                <text:p>10820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6218">
                <text:p>9962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37909">
                <text:p>9379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3650">
                <text:p>9336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28366">
                <text:p>9283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8780">
                <text:p>8487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51099">
                <text:p>85109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40845">
                <text:p>8408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28709">
                <text:p>8287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97284">
                <text:p>7972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5293">
                <text:p>7852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6499">
                <text:p>8464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29757">
                <text:p>8297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65843">
                <text:p>8658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39329">
                <text:p>839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2440">
                <text:p>84244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0291">
                <text:p>9102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8869">
                <text:p>8388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9075">
                <text:p>8090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0914">
                <text:p>8009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2066">
                <text:p>8020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99563">
                <text:p>7995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38051">
                <text:p>8380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9934">
                <text:p>8599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0011">
                <text:p>85001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5670">
                <text:p>85567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6854">
                <text:p>8468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9578">
                <text:p>7995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94680">
                <text:p>7946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8670">
                <text:p>79867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96148">
                <text:p>7961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15153">
                <text:p>8151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61021">
                <text:p>861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5691">
                <text:p>905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49225">
                <text:p>8492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16773">
                <text:p>9167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55866">
                <text:p>8558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8638">
                <text:p>7986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40705">
                <text:p>8407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59747">
                <text:p>8597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15777">
                <text:p>81577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81803">
                <text:p>9818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3290">
                <text:p>102329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6374">
                <text:p>8463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95716">
                <text:p>8957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00130">
                <text:p>80013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10291">
                <text:p>8102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90708">
                <text:p>7907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44902">
                <text:p>8449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86334">
                <text:p>8863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63602">
                <text:p>863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17697">
                <text:p>91769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02916">
                <text:p>9029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27709">
                <text:p>8277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96653">
                <text:p>79665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97706">
                <text:p>7977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03563">
                <text:p>80356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02903">
                <text:p>8029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8099">
                <text:p>8380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6435">
                <text:p>8364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88171">
                <text:p>8881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22848">
                <text:p>92284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4774">
                <text:p>92477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01136">
                <text:p>8011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4983">
                <text:p>7949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87352">
                <text:p>7873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2172">
                <text:p>81217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8124">
                <text:p>8481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0871">
                <text:p>8508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9135">
                <text:p>8591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0696">
                <text:p>8506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63647">
                <text:p>8636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8747">
                <text:p>7987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5520">
                <text:p>7955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195">
                <text:p>80219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2678">
                <text:p>7926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74724">
                <text:p>87472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21749">
                <text:p>9217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48248">
                <text:p>848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46248">
                <text:p>84624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34859">
                <text:p>8348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01416">
                <text:p>801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86457">
                <text:p>7864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95030">
                <text:p>79503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97019">
                <text:p>7970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25840">
                <text:p>82584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7144">
                <text:p>85714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45819">
                <text:p>84581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59066">
                <text:p>8590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86536">
                <text:p>88653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90760">
                <text:p>79076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13193">
                <text:p>8131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90967">
                <text:p>7909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98235">
                <text:p>7982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13704">
                <text:p>813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41320">
                <text:p>8413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5780">
                <text:p>85578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8436">
                <text:p>84843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80676">
                <text:p>8806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02049">
                <text:p>80204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4961">
                <text:p>7949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00305">
                <text:p>8003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96911">
                <text:p>7969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89625">
                <text:p>7896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99361">
                <text:p>89936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3905">
                <text:p>85390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0752">
                <text:p>8407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51008">
                <text:p>85100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40778">
                <text:p>12407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08446">
                <text:p>13084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306927">
                <text:p>13069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09095">
                <text:p>100909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28181">
                <text:p>9281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01575">
                <text:p>10015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40213">
                <text:p>9402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62420">
                <text:p>8624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61648">
                <text:p>86164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19057">
                <text:p>9190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3042">
                <text:p>8430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21384">
                <text:p>8213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19280">
                <text:p>81928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10244">
                <text:p>8102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07848">
                <text:p>8078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01170">
                <text:p>80117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24962">
                <text:p>8249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71283">
                <text:p>8712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86725">
                <text:p>8867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18512">
                <text:p>9185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35002">
                <text:p>8350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4621">
                <text:p>7946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53618">
                <text:p>8536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9451">
                <text:p>79945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52899">
                <text:p>8528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43508">
                <text:p>8435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50821">
                <text:p>85082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51172">
                <text:p>85117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80418">
                <text:p>8804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89446">
                <text:p>8894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42638">
                <text:p>84263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39099">
                <text:p>83909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66160">
                <text:p>8661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95455">
                <text:p>79545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37884">
                <text:p>8378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45653">
                <text:p>84565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91219">
                <text:p>8912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2738">
                <text:p>84273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31985">
                <text:p>83198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97777">
                <text:p>79777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7396">
                <text:p>7873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37688">
                <text:p>8376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40526">
                <text:p>8405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7731">
                <text:p>89773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37983">
                <text:p>8379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4185">
                <text:p>8741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4972">
                <text:p>88497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1048">
                <text:p>83104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5472">
                <text:p>79547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01249">
                <text:p>8012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13357">
                <text:p>8133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0069">
                <text:p>79006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75146">
                <text:p>8751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40955">
                <text:p>8409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5189">
                <text:p>8451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46078">
                <text:p>8460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29882">
                <text:p>82988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45162">
                <text:p>8451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7505">
                <text:p>79750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98387">
                <text:p>7983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1332">
                <text:p>8013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29617">
                <text:p>8296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3163">
                <text:p>8431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65331">
                <text:p>8653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45944">
                <text:p>8459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41956">
                <text:p>8419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04062">
                <text:p>8040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09179">
                <text:p>8091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92350">
                <text:p>79235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5160">
                <text:p>79516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16304">
                <text:p>8163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7762">
                <text:p>8477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71808">
                <text:p>8718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9512">
                <text:p>8395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3971">
                <text:p>8439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2831">
                <text:p>8028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94348">
                <text:p>79434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7061">
                <text:p>8170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37260">
                <text:p>83726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61908">
                <text:p>86190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7682">
                <text:p>8476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501">
                <text:p>85150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0857">
                <text:p>8408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872">
                <text:p>85587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36150">
                <text:p>12361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99122">
                <text:p>13991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71837">
                <text:p>14718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3086">
                <text:p>94308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25195">
                <text:p>9251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89735">
                <text:p>9897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86909">
                <text:p>9869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7752">
                <text:p>8977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64163">
                <text:p>8641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7587">
                <text:p>84758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9762">
                <text:p>84976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14194">
                <text:p>8141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99614">
                <text:p>7996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64462">
                <text:p>86446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96877">
                <text:p>79687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67359">
                <text:p>8673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41842">
                <text:p>84184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7284">
                <text:p>84728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37709">
                <text:p>83770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2347">
                <text:p>8423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42688">
                <text:p>12426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16053">
                <text:p>13160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92677">
                <text:p>129267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74886">
                <text:p>107488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43390">
                <text:p>94339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37141">
                <text:p>9371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0552">
                <text:p>9305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53224">
                <text:p>8532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41903">
                <text:p>8419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47085">
                <text:p>84708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1146">
                <text:p>8411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2491">
                <text:p>8324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1539">
                <text:p>7915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90337">
                <text:p>79033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66126">
                <text:p>8661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8564">
                <text:p>7985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6911">
                <text:p>8269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45732">
                <text:p>8457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47636">
                <text:p>8476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51883">
                <text:p>8518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47978">
                <text:p>84797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00691">
                <text:p>80069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53971">
                <text:p>85397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91923">
                <text:p>79192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05201">
                <text:p>8052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76948">
                <text:p>8769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84562">
                <text:p>88456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62319">
                <text:p>86231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51413">
                <text:p>851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40777">
                <text:p>8407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36116">
                <text:p>83611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9124">
                <text:p>7891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07277">
                <text:p>8072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92807">
                <text:p>79280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5917">
                <text:p>8259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15507">
                <text:p>9155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69355">
                <text:p>8693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51300">
                <text:p>8513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84615">
                <text:p>8846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96196">
                <text:p>79619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94461">
                <text:p>79446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5094">
                <text:p>8250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5596">
                <text:p>7955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14419">
                <text:p>8144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97251">
                <text:p>89725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71022">
                <text:p>8710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53310">
                <text:p>8533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47137">
                <text:p>8471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53586">
                <text:p>8535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69764">
                <text:p>8697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07743">
                <text:p>8077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92516">
                <text:p>7925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